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99.16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302.06pt"/>
    </style:style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86.29pt"/>
    </style:style>
    <style:style style:name="co23" style:family="table-column">
      <style:table-column-properties fo:break-before="auto" style:column-width="148.76pt"/>
    </style:style>
    <style:style style:name="co24" style:family="table-column">
      <style:table-column-properties fo:break-before="auto" style:column-width="214.16pt"/>
    </style:style>
    <style:style style:name="co25" style:family="table-column">
      <style:table-column-properties fo:break-before="auto" style:column-width="185.9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186.89pt"/>
    </style:style>
    <style:style style:name="co28" style:family="table-column">
      <style:table-column-properties fo:break-before="auto" style:column-width="107.04pt"/>
    </style:style>
    <style:style style:name="co29" style:family="table-column">
      <style:table-column-properties fo:break-before="auto" style:column-width="81.81pt"/>
    </style:style>
    <style:style style:name="co30" style:family="table-column">
      <style:table-column-properties fo:break-before="auto" style:column-width="76.76pt"/>
    </style:style>
    <style:style style:name="co31" style:family="table-column">
      <style:table-column-properties fo:break-before="auto" style:column-width="115.14pt"/>
    </style:style>
    <style:style style:name="co32" style:family="table-column">
      <style:table-column-properties fo:break-before="auto" style:column-width="364.14pt"/>
    </style:style>
    <style:style style:name="co33" style:family="table-column">
      <style:table-column-properties fo:break-before="auto" style:column-width="75.2pt"/>
    </style:style>
    <style:style style:name="co34" style:family="table-column">
      <style:table-column-properties fo:break-before="auto" style:column-width="107.69pt"/>
    </style:style>
    <style:style style:name="co35" style:family="table-column">
      <style:table-column-properties fo:break-before="auto" style:column-width="111.09pt"/>
    </style:style>
    <style:style style:name="co36" style:family="table-column">
      <style:table-column-properties fo:break-before="auto" style:column-width="139.41pt"/>
    </style:style>
    <style:style style:name="co37" style:family="table-column">
      <style:table-column-properties fo:break-before="auto" style:column-width="72.65pt"/>
    </style:style>
    <style:style style:name="co38" style:family="table-column">
      <style:table-column-properties fo:break-before="auto" style:column-width="123.96pt"/>
    </style:style>
    <style:style style:name="co39" style:family="table-column">
      <style:table-column-properties fo:break-before="auto" style:column-width="170.11pt"/>
    </style:style>
    <style:style style:name="co40" style:family="table-column">
      <style:table-column-properties fo:break-before="auto" style:column-width="104.29pt"/>
    </style:style>
    <style:style style:name="co41" style:family="table-column">
      <style:table-column-properties fo:break-before="auto" style:column-width="288.96pt"/>
    </style:style>
    <style:style style:name="co42" style:family="table-column">
      <style:table-column-properties fo:break-before="auto" style:column-width="129.06pt"/>
    </style:style>
    <style:style style:name="co43" style:family="table-column">
      <style:table-column-properties fo:break-before="auto" style:column-width="85.29pt"/>
    </style:style>
    <style:style style:name="co44" style:family="table-column">
      <style:table-column-properties fo:break-before="auto" style:column-width="75.26pt"/>
    </style:style>
    <style:style style:name="co45" style:family="table-column">
      <style:table-column-properties fo:break-before="auto" style:column-width="189.01pt"/>
    </style:style>
    <style:style style:name="co46" style:family="table-column">
      <style:table-column-properties fo:break-before="auto" style:column-width="144.71pt"/>
    </style:style>
    <style:style style:name="co47" style:family="table-column">
      <style:table-column-properties fo:break-before="auto" style:column-width="147.91pt"/>
    </style:style>
    <style:style style:name="co48" style:family="table-column">
      <style:table-column-properties fo:break-before="auto" style:column-width="76.34pt"/>
    </style:style>
    <style:style style:name="co49" style:family="table-column">
      <style:table-column-properties fo:break-before="auto" style:column-width="391.55pt"/>
    </style:style>
    <style:style style:name="co50" style:family="table-column">
      <style:table-column-properties fo:break-before="auto" style:column-width="119.65pt"/>
    </style:style>
    <style:style style:name="co51" style:family="table-column">
      <style:table-column-properties fo:break-before="auto" style:column-width="175.41pt"/>
    </style:style>
    <style:style style:name="co52" style:family="table-column">
      <style:table-column-properties fo:break-before="auto" style:column-width="287.35pt"/>
    </style:style>
    <style:style style:name="co53" style:family="table-column">
      <style:table-column-properties fo:break-before="auto" style:column-width="147.2pt"/>
    </style:style>
    <style:style style:name="co54" style:family="table-column">
      <style:table-column-properties fo:break-before="auto" style:column-width="116.25pt"/>
    </style:style>
    <style:style style:name="co55" style:family="table-column">
      <style:table-column-properties fo:break-before="auto" style:column-width="117.1pt"/>
    </style:style>
    <style:style style:name="co56" style:family="table-column">
      <style:table-column-properties fo:break-before="auto" style:column-width="119.59pt"/>
    </style:style>
    <style:style style:name="co57" style:family="table-column">
      <style:table-column-properties fo:break-before="auto" style:column-width="399.8pt"/>
    </style:style>
    <style:style style:name="co58" style:family="table-column">
      <style:table-column-properties fo:break-before="auto" style:column-width="120.19pt"/>
    </style:style>
    <style:style style:name="co59" style:family="table-column">
      <style:table-column-properties fo:break-before="auto" style:column-width="197.4pt"/>
    </style:style>
    <style:style style:name="co60" style:family="table-column">
      <style:table-column-properties fo:break-before="auto" style:column-width="128.81pt"/>
    </style:style>
    <style:style style:name="co61" style:family="table-column">
      <style:table-column-properties fo:break-before="auto" style:column-width="196.55pt"/>
    </style:style>
    <style:style style:name="co62" style:family="table-column">
      <style:table-column-properties fo:break-before="auto" style:column-width="132.94pt"/>
    </style:style>
    <style:style style:name="co63" style:family="table-column">
      <style:table-column-properties fo:break-before="auto" style:column-width="88.64pt"/>
    </style:style>
    <style:style style:name="co64" style:family="table-column">
      <style:table-column-properties fo:break-before="auto" style:column-width="94.51pt"/>
    </style:style>
    <style:style style:name="co65" style:family="table-column">
      <style:table-column-properties fo:break-before="auto" style:column-width="35.09pt"/>
    </style:style>
    <style:style style:name="co66" style:family="table-column">
      <style:table-column-properties fo:break-before="auto" style:column-width="127.11pt"/>
    </style:style>
    <style:style style:name="co67" style:family="table-column">
      <style:table-column-properties fo:break-before="auto" style:column-width="87.79pt"/>
    </style:style>
    <style:style style:name="co68" style:family="table-column">
      <style:table-column-properties fo:break-before="auto" style:column-width="81.1pt"/>
    </style:style>
    <style:style style:name="co69" style:family="table-column">
      <style:table-column-properties fo:break-before="auto" style:column-width="50.14pt"/>
    </style:style>
    <style:style style:name="co70" style:family="table-column">
      <style:table-column-properties fo:break-before="auto" style:column-width="52.64pt"/>
    </style:style>
    <style:style style:name="co71" style:family="table-column">
      <style:table-column-properties fo:break-before="auto" style:column-width="175.66pt"/>
    </style:style>
    <style:style style:name="co72" style:family="table-column">
      <style:table-column-properties fo:break-before="auto" style:column-width="156.39pt"/>
    </style:style>
    <style:style style:name="co73" style:family="table-column">
      <style:table-column-properties fo:break-before="auto" style:column-width="246.76pt"/>
    </style:style>
    <style:style style:name="co74" style:family="table-column">
      <style:table-column-properties fo:break-before="auto" style:column-width="201.54pt"/>
    </style:style>
    <style:style style:name="co75" style:family="table-column">
      <style:table-column-properties fo:break-before="auto" style:column-width="99.5pt"/>
    </style:style>
    <style:style style:name="co76" style:family="table-column">
      <style:table-column-properties fo:break-before="auto" style:column-width="84.44pt"/>
    </style:style>
    <style:style style:name="co77" style:family="table-column">
      <style:table-column-properties fo:break-before="auto" style:column-width="46.01pt"/>
    </style:style>
    <style:style style:name="co78" style:family="table-column">
      <style:table-column-properties fo:break-before="auto" style:column-width="61.06pt"/>
    </style:style>
    <style:style style:name="co79" style:family="table-column">
      <style:table-column-properties fo:break-before="auto" style:column-width="118.74pt"/>
    </style:style>
    <style:style style:name="co80" style:family="table-column">
      <style:table-column-properties fo:break-before="auto" style:column-width="109.56pt"/>
    </style:style>
    <style:style style:name="co81" style:family="table-column">
      <style:table-column-properties fo:break-before="auto" style:column-width="82.8pt"/>
    </style:style>
    <style:style style:name="co82" style:family="table-column">
      <style:table-column-properties fo:break-before="auto" style:column-width="190.69pt"/>
    </style:style>
    <style:style style:name="co83" style:family="table-column">
      <style:table-column-properties fo:break-before="auto" style:column-width="214.95pt"/>
    </style:style>
    <style:style style:name="co84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47.79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38.89pt" fo:break-before="auto" style:use-optimal-row-height="false"/>
    </style:style>
    <style:style style:name="ro13" style:family="table-row">
      <style:table-row-properties style:row-height="34.04pt" fo:break-before="auto" style:use-optimal-row-height="false"/>
    </style:style>
    <style:style style:name="ro14" style:family="table-row">
      <style:table-row-properties style:row-height="23.56pt" fo:break-before="auto" style:use-optimal-row-height="false"/>
    </style:style>
    <style:style style:name="ro15" style:family="table-row">
      <style:table-row-properties style:row-height="33.76pt" fo:break-before="auto" style:use-optimal-row-height="false"/>
    </style:style>
    <style:style style:name="ro16" style:family="table-row">
      <style:table-row-properties style:row-height="38.04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63.16pt" fo:break-before="auto" style:use-optimal-row-height="false"/>
    </style:style>
    <style:style style:name="ro19" style:family="table-row">
      <style:table-row-properties style:row-height="75.26pt" fo:break-before="auto" style:use-optimal-row-height="false"/>
    </style:style>
    <style:style style:name="ro20" style:family="table-row">
      <style:table-row-properties style:row-height="38.1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40.65pt" fo:break-before="auto" style:use-optimal-row-height="false"/>
    </style:style>
    <style:style style:name="ro23" style:family="table-row">
      <style:table-row-properties style:row-height="26.79pt" fo:break-before="auto" style:use-optimal-row-height="false"/>
    </style:style>
    <style:style style:name="ro24" style:family="table-row">
      <style:table-row-properties style:row-height="40.5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29.4pt" fo:break-before="auto" style:use-optimal-row-height="false"/>
    </style:style>
    <style:style style:name="ro30" style:family="table-row">
      <style:table-row-properties style:row-height="43.26pt" fo:break-before="auto" style:use-optimal-row-height="false"/>
    </style:style>
    <style:style style:name="ro31" style:family="table-row">
      <style:table-row-properties style:row-height="39.86pt" fo:break-before="auto" style:use-optimal-row-height="false"/>
    </style:style>
    <style:style style:name="ro32" style:family="table-row">
      <style:table-row-properties style:row-height="34.5pt" fo:break-before="auto" style:use-optimal-row-height="false"/>
    </style:style>
    <style:style style:name="ro33" style:family="table-row">
      <style:table-row-properties style:row-height="37.81pt" fo:break-before="auto" style:use-optimal-row-height="false"/>
    </style:style>
    <style:style style:name="ro34" style:family="table-row">
      <style:table-row-properties style:row-height="47pt" fo:break-before="auto" style:use-optimal-row-height="false"/>
    </style:style>
    <style:style style:name="ro35" style:family="table-row">
      <style:table-row-properties style:row-height="64.91pt" fo:break-before="auto" style:use-optimal-row-height="false"/>
    </style:style>
    <style:style style:name="ro36" style:family="table-row">
      <style:table-row-properties style:row-height="57.26pt" fo:break-before="auto" style:use-optimal-row-height="false"/>
    </style:style>
    <style:style style:name="ro37" style:family="table-row">
      <style:table-row-properties style:row-height="46.01pt" fo:break-before="auto" style:use-optimal-row-height="false"/>
    </style:style>
    <style:style style:name="ro38" style:family="table-row">
      <style:table-row-properties style:row-height="35.74pt" fo:break-before="auto" style:use-optimal-row-height="false"/>
    </style:style>
    <style:style style:name="ro39" style:family="table-row">
      <style:table-row-properties style:row-height="12.81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0.44pt" fo:break-before="auto" style:use-optimal-row-height="false"/>
    </style:style>
    <style:style style:name="ro43" style:family="table-row">
      <style:table-row-properties style:row-height="18.4pt" fo:break-before="auto" style:use-optimal-row-height="false"/>
    </style:style>
    <style:style style:name="ro44" style:family="table-row">
      <style:table-row-properties style:row-height="22.51pt" fo:break-before="auto" style:use-optimal-row-height="false"/>
    </style:style>
    <style:style style:name="ro45" style:family="table-row">
      <style:table-row-properties style:row-height="22.45pt" fo:break-before="auto" style:use-optimal-row-height="false"/>
    </style:style>
    <style:style style:name="ro46" style:family="table-row">
      <style:table-row-properties style:row-height="34.81pt" fo:break-before="auto" style:use-optimal-row-height="true"/>
    </style:style>
    <style:style style:name="ro47" style:family="table-row">
      <style:table-row-properties style:row-height="12.1pt" fo:break-before="auto" style:use-optimal-row-height="true"/>
    </style:style>
    <style:style style:name="ro48" style:family="table-row">
      <style:table-row-properties style:row-height="21.09pt" fo:break-before="auto" style:use-optimal-row-height="false"/>
    </style:style>
    <style:style style:name="ro49" style:family="table-row">
      <style:table-row-properties style:row-height="53.55pt" fo:break-before="auto" style:use-optimal-row-height="false"/>
    </style:style>
    <style:style style:name="ro50" style:family="table-row">
      <style:table-row-properties style:row-height="18.54pt" fo:break-before="auto" style:use-optimal-row-height="false"/>
    </style:style>
    <style:style style:name="ro51" style:family="table-row">
      <style:table-row-properties style:row-height="23.84pt" fo:break-before="auto" style:use-optimal-row-height="false"/>
    </style:style>
    <style:style style:name="ro52" style:family="table-row">
      <style:table-row-properties style:row-height="30.81pt" fo:break-before="auto" style:use-optimal-row-height="false"/>
    </style:style>
    <style:style style:name="ro53" style:family="table-row">
      <style:table-row-properties style:row-height="26.9pt" fo:break-before="auto" style:use-optimal-row-height="false"/>
    </style:style>
    <style:style style:name="ro54" style:family="table-row">
      <style:table-row-properties style:row-height="13.8pt" fo:break-before="auto" style:use-optimal-row-height="true"/>
    </style:style>
    <style:style style:name="ro55" style:family="table-row">
      <style:table-row-properties style:row-height="12.36pt" fo:break-before="auto" style:use-optimal-row-height="true"/>
    </style:style>
    <style:style style:name="ro56" style:family="table-row">
      <style:table-row-properties style:row-height="23.56pt" fo:break-before="auto" style:use-optimal-row-height="true"/>
    </style:style>
    <style:style style:name="ro57" style:family="table-row">
      <style:table-row-properties style:row-height="12.61pt" fo:break-before="auto" style:use-optimal-row-height="true"/>
    </style:style>
    <style:style style:name="ro58" style:family="table-row">
      <style:table-row-properties style:row-height="48.7pt" fo:break-before="auto" style:use-optimal-row-height="false"/>
    </style:style>
    <style:style style:name="ro59" style:family="table-row">
      <style:table-row-properties style:row-height="26.76pt" fo:break-before="auto" style:use-optimal-row-height="false"/>
    </style:style>
    <style:style style:name="ro60" style:family="table-row">
      <style:table-row-properties style:row-height="22.51pt" fo:break-before="auto" style:use-optimal-row-height="true"/>
    </style:style>
    <style:style style:name="ro61" style:family="table-row">
      <style:table-row-properties style:row-height="35.69pt" fo:break-before="auto" style:use-optimal-row-height="false"/>
    </style:style>
    <style:style style:name="ro62" style:family="table-row">
      <style:table-row-properties style:row-height="28.06pt" fo:break-before="auto" style:use-optimal-row-height="true"/>
    </style:style>
    <style:style style:name="ro63" style:family="table-row">
      <style:table-row-properties style:row-height="73.84pt" fo:break-before="auto" style:use-optimal-row-height="false"/>
    </style:style>
    <style:style style:name="ro64" style:family="table-row">
      <style:table-row-properties style:row-height="113.44pt" fo:break-before="auto" style:use-optimal-row-height="true"/>
    </style:style>
    <style:style style:name="ro65" style:family="table-row">
      <style:table-row-properties style:row-height="76.25pt" fo:break-before="auto" style:use-optimal-row-height="false"/>
    </style:style>
    <style:style style:name="ro66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7" style:family="table-cell" style:parent-style-name="Default">
      <style:table-cell-properties fo:wrap-option="wrap"/>
    </style:style>
    <style:style style:name="ce166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68" style:family="table-cell" style:parent-style-name="Default">
      <style:table-cell-properties fo:wrap-option="wrap" fo:border="0.06pt solid #000000"/>
    </style:style>
    <style:style style:name="ce169" style:family="table-cell" style:parent-style-name="Default">
      <style:table-cell-properties fo:background-color="#fff9ae" fo:wrap-option="wrap" fo:border="0.06pt solid #000000"/>
    </style:style>
    <style:style style:name="ce170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71" style:family="table-cell" style:parent-style-name="Default">
      <style:table-cell-properties fo:background-color="#bce4e5" fo:wrap-option="wrap" fo:border="0.06pt solid #000000"/>
    </style:style>
    <style:style style:name="ce172" style:family="table-cell" style:parent-style-name="Default">
      <style:table-cell-properties fo:background-color="#c2e0ae" fo:wrap-option="wrap" fo:border="0.06pt solid #000000"/>
    </style:style>
    <style:style style:name="ce135" style:family="table-cell" style:parent-style-name="Default" style:data-style-name="N100">
      <style:table-cell-properties fo:background-color="#bce4e5" fo:wrap-option="wrap" fo:border="0.06pt solid #000000"/>
    </style:style>
    <style:style style:name="ce136" style:family="table-cell" style:parent-style-name="Default" style:data-style-name="N100">
      <style:table-cell-properties fo:wrap-option="wrap"/>
    </style:style>
    <style:style style:name="ce137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9" style:family="table-cell" style:parent-style-name="Default" style:data-style-name="N100">
      <style:table-cell-properties fo:wrap-option="wrap" fo:border="0.06pt solid #000000"/>
    </style:style>
    <style:style style:name="ce178" style:family="table-cell" style:parent-style-name="Default" style:data-style-name="N100">
      <style:table-cell-properties fo:background-color="#fff9ae" fo:wrap-option="wrap" fo:border="0.06pt solid #000000"/>
    </style:style>
    <style:style style:name="ce179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42" style:family="table-cell" style:parent-style-name="Default" style:data-style-name="N100">
      <style:table-cell-properties fo:background-color="#c2e0ae" fo:wrap-option="wrap" fo:border="0.06pt solid #000000"/>
    </style:style>
    <style:style style:name="ce18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c2e0ae" fo:border="0.06pt solid #000000"/>
    </style:style>
    <style:style style:name="ce189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90" style:family="table-cell" style:parent-style-name="Default">
      <style:table-cell-properties fo:background-color="#fff9ae" fo:border="0.06pt solid #000000"/>
    </style:style>
    <style:style style:name="ce3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fff9ae" fo:border="0.06pt solid #000000"/>
    </style:style>
    <style:style style:name="ce3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96" style:family="table-cell" style:parent-style-name="Default">
      <style:table-cell-properties fo:background-color="#fff9ae" fo:wrap-option="wrap"/>
    </style:style>
    <style:style style:name="ce197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fo:background-color="#bce4e5" fo:wrap-option="wrap"/>
    </style:style>
    <style:style style:name="ce199" style:family="table-cell" style:parent-style-name="Default">
      <style:table-cell-properties fo:background-color="#c2e0ae" fo:wrap-option="wrap"/>
    </style:style>
    <style:style style:name="ce16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5" style:family="table-cell" style:parent-style-name="Default" style:data-style-name="N100">
      <style:table-cell-properties fo:background-color="#f68e76" fo:wrap-option="wrap" fo:border="0.06pt solid #000000"/>
    </style:style>
    <style:style style:name="ce21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 style:data-style-name="N100">
      <style:table-cell-properties fo:background-color="#bce4e5" fo:wrap-option="wrap"/>
    </style:style>
    <style:style style:name="ce246" style:family="table-cell" style:parent-style-name="Default" style:data-style-name="N100">
      <style:table-cell-properties fo:background-color="#c2e0ae" fo:wrap-option="wrap"/>
    </style:style>
    <style:style style:name="ce247" style:family="table-cell" style:parent-style-name="Default" style:data-style-name="N100">
      <style:table-cell-properties fo:background-color="#f68e76" fo:wrap-option="wrap"/>
    </style:style>
    <style:style style:name="ce76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 style:data-style-name="N37">
      <style:table-cell-properties fo:background-color="#c2e0ae" fo:border="0.06pt solid #000000"/>
    </style:style>
    <style:style style:name="ce79" style:family="table-cell" style:parent-style-name="Default">
      <style:table-cell-properties fo:background-color="#c2e0ae"/>
    </style:style>
    <style:style style:name="ce249" style:family="table-cell" style:parent-style-name="Default" style:data-style-name="N100"/>
    <style:style style:name="ce250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8" style:family="table-cell" style:parent-style-name="Default" style:data-style-name="N37"/>
    <style:style style:name="ce87" style:family="table-cell" style:parent-style-name="Default">
      <style:table-cell-properties fo:background-color="#bce4e5" fo:border="0.06pt solid #000000"/>
    </style:style>
    <style:style style:name="ce88" style:family="table-cell" style:parent-style-name="Default" style:data-style-name="N37">
      <style:table-cell-properties fo:background-color="#bce4e5" fo:border="0.06pt solid #000000"/>
    </style:style>
    <style:style style:name="ce89" style:family="table-cell" style:parent-style-name="Default">
      <style:table-cell-properties fo:background-color="#bce4e5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5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60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62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6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7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0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1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7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7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7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77" style:family="table-cell" style:parent-style-name="Default" style:data-style-name="N100">
      <style:table-cell-properties fo:background-color="#ffffff" fo:wrap-option="wrap" fo:border="0.06pt solid #000000"/>
    </style:style>
    <style:style style:name="ce278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7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/>
    </style:style>
    <style:style style:name="ce28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2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4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5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6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28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88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289" style:family="table-cell" style:parent-style-name="Default">
      <style:text-properties fo:font-weight="bold" style:font-weight-asian="bold" style:font-weight-complex="bold"/>
    </style:style>
    <style:style style:name="ce290" style:family="table-cell" style:parent-style-name="Default" style:data-style-name="N127"/>
    <style:style style:name="ce131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2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3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3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7"/>
        <table:table-column table:style-name="co2" table:default-cell-style-name="ce127"/>
        <table:table-column table:style-name="co3" table:default-cell-style-name="ce136"/>
        <table:table-column table:style-name="co4" table:default-cell-style-name="ce127"/>
        <table:table-column table:style-name="co5" table:default-cell-style-name="ce127"/>
        <table:table-column table:style-name="co6" table:default-cell-style-name="ce127"/>
        <table:table-column table:style-name="co7" table:default-cell-style-name="ce127"/>
        <table:table-column table:style-name="co8" table:default-cell-style-name="ce127"/>
        <table:table-column table:style-name="co9" table:default-cell-style-name="ce127"/>
        <table:table-column table:style-name="co10" table:number-columns-repeated="2" table:default-cell-style-name="ce127"/>
        <table:table-column table:style-name="co11" table:default-cell-style-name="ce136"/>
        <table:table-column table:style-name="co12" table:default-cell-style-name="ce127"/>
        <table:table-column table:style-name="co13" table:default-cell-style-name="ce127"/>
        <table:table-column table:style-name="co14" table:default-cell-style-name="ce127"/>
        <table:table-column table:style-name="co15" table:default-cell-style-name="ce127"/>
        <table:table-column table:style-name="co8" table:number-columns-repeated="1008" table:default-cell-style-name="ce127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66" office:value-type="string" calcext:value-type="string">
            <text:p>Status</text:p>
          </table:table-cell>
          <table:table-cell table:style-name="ce166" office:value-type="string" calcext:value-type="string">
            <text:p>Submission</text:p>
          </table:table-cell>
          <table:table-cell table:style-name="ce137" office:value-type="string" calcext:value-type="string">
            <text:p>Horizon</text:p>
          </table:table-cell>
          <table:table-cell table:style-name="ce166" office:value-type="string" calcext:value-type="string">
            <text:p>Title</text:p>
          </table:table-cell>
          <table:table-cell table:style-name="ce166" office:value-type="string" calcext:value-type="string">
            <text:p>Authors</text:p>
          </table:table-cell>
          <table:table-cell table:style-name="ce166" office:value-type="string" calcext:value-type="string">
            <text:p>Target</text:p>
          </table:table-cell>
          <table:table-cell table:style-name="ce166" office:value-type="string" calcext:value-type="string">
            <text:p>Arxiv</text:p>
          </table:table-cell>
          <table:table-cell table:style-name="ce166" office:value-type="string" calcext:value-type="string">
            <text:p>HAL</text:p>
          </table:table-cell>
          <table:table-cell table:style-name="ce166" office:value-type="string" calcext:value-type="string">
            <text:p>Editor</text:p>
          </table:table-cell>
          <table:table-cell table:style-name="ce166" office:value-type="string" calcext:value-type="string">
            <text:p>DOI</text:p>
          </table:table-cell>
          <table:table-cell table:style-name="ce166" office:value-type="string" calcext:value-type="string">
            <text:p>Type</text:p>
          </table:table-cell>
          <table:table-cell table:style-name="ce137" office:value-type="string" calcext:value-type="string">
            <text:p>Scholar</text:p>
          </table:table-cell>
          <table:table-cell table:style-name="ce166" office:value-type="string" calcext:value-type="string">
            <text:p>Observations</text:p>
          </table:table-cell>
          <table:table-cell table:style-name="ce166" office:value-type="string" calcext:value-type="string">
            <text:p>Reviews</text:p>
          </table:table-cell>
          <table:table-cell table:style-name="ce166" office:value-type="string" calcext:value-type="string">
            <text:p>Latex</text:p>
          </table:table-cell>
          <table:table-cell table:style-name="ce166" office:value-type="string" calcext:value-type="string">
            <text:p>Bibtex record</text:p>
          </table:table-cell>
          <table:table-cell table:style-name="ce157" table:number-columns-repeated="1008"/>
        </table:table-row>
        <table:table-row table:style-name="ro2">
          <table:table-cell table:style-name="ce167" table:number-columns-repeated="2"/>
          <table:table-cell table:style-name="ce176"/>
          <table:table-cell table:style-name="ce167" table:number-columns-repeated="8"/>
          <table:table-cell table:style-name="ce176"/>
          <table:table-cell table:style-name="ce167" table:number-columns-repeated="2"/>
          <table:table-cell table:style-name="ce166" table:number-columns-repeated="2"/>
          <table:table-cell table:style-name="ce157" table:number-columns-repeated="1008"/>
        </table:table-row>
        <table:table-row table:style-name="ro3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Quantifying the impact of segregative policies on dynamics of territories and networks</text:p>
          </table:table-cell>
          <table:table-cell table:style-name="ce167" office:value-type="string" calcext:value-type="string">
            <text:p>Raimbault J., Baffi S.</text:p>
          </table:table-cell>
          <table:table-cell table:style-name="ce167" office:value-type="string" calcext:value-type="string">
            <text:p>?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table:number-columns-repeated="2"/>
          <table:table-cell table:style-name="ce166" table:number-columns-repeated="2"/>
          <table:table-cell table:style-name="ce157" table:number-columns-repeated="1008"/>
        </table:table-row>
        <table:table-row table:style-name="ro4">
          <table:table-cell table:style-name="ce167"/>
          <table:table-cell table:style-name="ce167" office:value-type="string" calcext:value-type="string">
            <text:p>Accepted 06/11/2017 ; Withdrawn 25/11/2017 </text:p>
          </table:table-cell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An Agent-based Model of Interdisciplinary Interaction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<text:span text:style-name="T4">Rochebrune 2018</text:span> ; JASSS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table:number-columns-repeated="2"/>
          <table:table-cell table:style-name="ce166" table:number-columns-repeated="2"/>
          <table:table-cell table:style-name="ce157" table:number-columns-repeated="1008"/>
        </table:table-row>
        <table:table-row table:style-name="ro2">
          <table:table-cell table:style-name="ce168" table:number-columns-repeated="2"/>
          <table:table-cell table:style-name="ce139" office:value-type="string" calcext:value-type="string">
            <text:p>?</text:p>
          </table:table-cell>
          <table:table-cell table:style-name="ce168" office:value-type="string" calcext:value-type="string">
            <text:p>Migration Dynamics</text:p>
          </table:table-cell>
          <table:table-cell table:style-name="ce168" office:value-type="string" calcext:value-type="string">
            <text:p>Losavio C., Raimbault J.</text:p>
          </table:table-cell>
          <table:table-cell table:style-name="ce168" office:value-type="string" calcext:value-type="string">
            <text:p>EPA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5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Book Review : The New Science of Citie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Cybergeo</text:p>
          </table:table-cell>
          <table:table-cell table:style-name="ce167" table:number-columns-repeated="4"/>
          <table:table-cell table:style-name="ce167" office:value-type="string" calcext:value-type="string">
            <text:p>Book review</text:p>
          </table:table-cell>
          <table:table-cell table:style-name="ce176"/>
          <table:table-cell table:style-name="ce167" table:number-columns-repeated="4"/>
          <table:table-cell table:style-name="ce158" table:number-columns-repeated="1008"/>
        </table:table-row>
        <table:table-row table:style-name="ro2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Road Network Database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Scientific Data</text:p>
          </table:table-cell>
          <table:table-cell table:style-name="ce167" table:number-columns-repeated="4"/>
          <table:table-cell table:style-name="ce167" office:value-type="string" calcext:value-type="string">
            <text:p>Data paper</text:p>
          </table:table-cell>
          <table:table-cell table:style-name="ce176"/>
          <table:table-cell table:style-name="ce167" table:number-columns-repeated="4"/>
          <table:table-cell table:style-name="ce158" table:number-columns-repeated="1008"/>
        </table:table-row>
        <table:table-row table:style-name="ro6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GeoOpenMod RDB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Cybergeo</text:p>
          </table:table-cell>
          <table:table-cell table:style-name="ce167" table:number-columns-repeated="4"/>
          <table:table-cell table:style-name="ce167" office:value-type="string" calcext:value-type="string">
            <text:p>Model paper</text:p>
          </table:table-cell>
          <table:table-cell table:style-name="ce176"/>
          <table:table-cell table:style-name="ce167" office:value-type="string" calcext:value-type="string">
            <text:p>Papier synthese modeles morphogenese : formulation generique ? (ouvrir debat sur processus et form urbaine)</text:p>
          </table:table-cell>
          <table:table-cell table:style-name="ce167" table:number-columns-repeated="3"/>
          <table:table-cell table:style-name="ce158" table:number-columns-repeated="1008"/>
        </table:table-row>
        <table:table-row table:style-name="ro7">
          <table:table-cell table:style-name="ce168" table:number-columns-repeated="2"/>
          <table:table-cell table:style-name="ce139" office:value-type="string" calcext:value-type="string">
            <text:p>?</text:p>
          </table:table-cell>
          <table:table-cell table:style-name="ce168" office:value-type="string" calcext:value-type="string">
            <text:p>A Parsimonious Agent-Based Spatial Reconstruction of Variations in Language Usage</text:p>
          </table:table-cell>
          <table:table-cell table:style-name="ce168" office:value-type="string" calcext:value-type="string">
            <text:p>Raimbault J., Morini M., Tafazoli S., Giaffar H., Liuzzi D., Grujic J.</text:p>
          </table:table-cell>
          <table:table-cell table:style-name="ce168" office:value-type="string" calcext:value-type="string">
            <text:p>JASSS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7">
          <table:table-cell table:style-name="ce168" table:number-columns-repeated="2"/>
          <table:table-cell table:style-name="ce139" office:value-type="string" calcext:value-type="string">
            <text:p>March 2019</text:p>
          </table:table-cell>
          <table:table-cell table:style-name="ce168" office:value-type="string" calcext:value-type="string">
            <text:p>Book Review : Peupler la terre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Cybergeo</text:p>
          </table:table-cell>
          <table:table-cell table:style-name="ce168" table:number-columns-repeated="4"/>
          <table:table-cell table:style-name="ce168" office:value-type="string" calcext:value-type="string">
            <text:p>Book review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8">
          <table:table-cell table:style-name="ce168" table:number-columns-repeated="2"/>
          <table:table-cell table:style-name="ce176" office:value-type="string" calcext:value-type="string">
            <text:p>March 2019</text:p>
          </table:table-cell>
          <table:table-cell table:style-name="ce181" office:value-type="string" calcext:value-type="string">
            <text:p>A dynamic database of French Highways</text:p>
          </table:table-cell>
          <table:table-cell table:style-name="ce168" office:value-type="string" calcext:value-type="string">
            <text:p>Le Nechet F., Raimbault J.</text:p>
          </table:table-cell>
          <table:table-cell table:style-name="ce168" office:value-type="string" calcext:value-type="string">
            <text:p>Cybergeo Data Papers</text:p>
          </table:table-cell>
          <table:table-cell table:style-name="ce168" table:number-columns-repeated="4"/>
          <table:table-cell table:style-name="ce168" office:value-type="string" calcext:value-type="string">
            <text:p>Data paper</text:p>
          </table:table-cell>
          <table:table-cell table:style-name="ce139"/>
          <table:table-cell table:style-name="ce168" office:value-type="string" calcext:value-type="string">
            <text:p>Application : territorial equity</text:p>
          </table:table-cell>
          <table:table-cell table:style-name="ce168" table:number-columns-repeated="3"/>
          <table:table-cell table:number-columns-repeated="1008"/>
        </table:table-row>
        <table:table-row table:style-name="ro8">
          <table:table-cell table:style-name="ce168" table:number-columns-repeated="2"/>
          <table:table-cell table:style-name="ce176" office:value-type="string" calcext:value-type="string">
            <text:p>February 2019</text:p>
          </table:table-cell>
          <table:table-cell table:style-name="ce181" office:value-type="string" calcext:value-type="string">
            <text:p>Validation of land-use transport interaction models</text:p>
          </table:table-cell>
          <table:table-cell table:style-name="ce168" office:value-type="string" calcext:value-type="string">
            <text:p>Raimbault J., Reuillon R., Cherel G.</text:p>
          </table:table-cell>
          <table:table-cell table:style-name="ce168" office:value-type="string" calcext:value-type="string">
            <text:p>Transportation Research Part B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9">
          <table:table-cell table:style-name="ce168" table:number-columns-repeated="2"/>
          <table:table-cell table:style-name="ce139" office:value-type="string" calcext:value-type="string">
            <text:p>February 2019</text:p>
          </table:table-cell>
          <table:table-cell table:style-name="ce168" office:value-type="string" calcext:value-type="string">
            <text:p>An integrated geographical approach to interactions between networks and territorie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Cybergeo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9">
          <table:table-cell table:style-name="ce168" table:number-columns-repeated="2"/>
          <table:table-cell table:style-name="ce139" office:value-type="string" calcext:value-type="string">
            <text:p>January 2019</text:p>
          </table:table-cell>
          <table:table-cell table:style-name="ce168" office:value-type="string" calcext:value-type="string">
            <text:p>Endogenous urban regions as an optimal compromise between economic integration and greenhouse gases emission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Nature Climate Change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9">
          <table:table-cell table:style-name="ce168" table:number-columns-repeated="2"/>
          <table:table-cell table:style-name="ce176" office:value-type="string" calcext:value-type="string">
            <text:p>January 2019</text:p>
          </table:table-cell>
          <table:table-cell table:style-name="ce181" office:value-type="string" calcext:value-type="string">
            <text:p>An empirical study of the diffusion of innovation within systems of cities through the lens of patent data</text:p>
          </table:table-cell>
          <table:table-cell table:style-name="ce168" office:value-type="string" calcext:value-type="string">
            <text:p>Raimbault J., Bergeaud A., Pumain D.</text:p>
          </table:table-cell>
          <table:table-cell table:style-name="ce168" office:value-type="string" calcext:value-type="string">
            <text:p>Urban Studies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0">
          <table:table-cell table:style-name="ce168"/>
          <table:table-cell table:style-name="ce168" office:value-type="string" calcext:value-type="string">
            <text:p>Submitted 25/05/2018 ; rejected 27/06/2018</text:p>
          </table:table-cell>
          <table:table-cell table:style-name="ce176" office:value-type="string" calcext:value-type="string">
            <text:p>December 2018</text:p>
          </table:table-cell>
          <table:table-cell table:style-name="ce181" office:value-type="string" calcext:value-type="string">
            <text:p>Reconciling complexities: for a stronger integration of approaches to socio-technical system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<text:span text:style-name="T4">CSDM 2018</text:span> ; Systems Engineering</text:p>
          </table:table-cell>
          <table:table-cell table:style-name="ce168" office:value-type="float" office:value="1805.10195" calcext:value-type="float">
            <text:p>1805.10195</text:p>
          </table:table-cell>
          <table:table-cell table:style-name="ce168" table:number-columns-repeated="3"/>
          <table:table-cell table:style-name="ce168" office:value-type="string" calcext:value-type="string">
            <text:p>Journal paper</text:p>
          </table:table-cell>
          <table:table-cell table:style-name="ce139" office:value-type="string" calcext:value-type="string">
            <text:p>6448156594633512760</text:p>
          </table:table-cell>
          <table:table-cell table:style-name="ce168" office:value-type="string" calcext:value-type="string">
            <text:p>Make bibliographical analysis more robust</text:p>
          </table:table-cell>
          <table:table-cell table:style-name="ce168" table:number-columns-repeated="3"/>
          <table:table-cell table:number-columns-repeated="1008"/>
        </table:table-row>
        <table:table-row table:style-name="ro11">
          <table:table-cell table:style-name="ce167"/>
          <table:table-cell table:style-name="ce167" office:value-type="string" calcext:value-type="string">
            <text:p>Submitted 30/03/2018 ; rejected 07/05/2018</text:p>
          </table:table-cell>
          <table:table-cell table:style-name="ce176" office:value-type="string" calcext:value-type="string">
            <text:p>December 2018</text:p>
          </table:table-cell>
          <table:table-cell table:style-name="ce167" office:value-type="string" calcext:value-type="string">
            <text:p>Co-evolution and morphogenetic systems</text:p>
          </table:table-cell>
          <table:table-cell table:style-name="ce167" office:value-type="string" calcext:value-type="string">
            <text:p>Raimbault J.</text:p>
          </table:table-cell>
          <table:table-cell table:style-name="ce189" office:value-type="string" calcext:value-type="string">
            <text:p>Artificial Life 2018 Conference<text:span text:style-name="T5"> ; Artificial Life</text:span></text:p>
          </table:table-cell>
          <table:table-cell table:style-name="ce167" office:value-type="float" office:value="1803.11457" calcext:value-type="float">
            <text:p>1803.11457</text:p>
          </table:table-cell>
          <table:table-cell table:style-name="ce167" table:number-columns-repeated="3"/>
          <table:table-cell table:style-name="ce167" office:value-type="string" calcext:value-type="string">
            <text:p>Journal paper</text:p>
          </table:table-cell>
          <table:table-cell table:style-name="ce176" office:value-type="string" calcext:value-type="string">
            <text:p>12776136926509282890</text:p>
          </table:table-cell>
          <table:table-cell table:style-name="ce167" office:value-type="string" calcext:value-type="string">
            <text:p>add multilevel/niche rbd</text:p>
          </table:table-cell>
          <table:table-cell table:style-name="ce167" table:number-columns-repeated="3"/>
          <table:table-cell table:style-name="ce158" table:number-columns-repeated="1008"/>
        </table:table-row>
        <table:table-row table:style-name="ro12">
          <table:table-cell table:style-name="ce167" table:number-columns-repeated="2"/>
          <table:table-cell table:style-name="ce176" office:value-type="string" calcext:value-type="string">
            <text:p>December 2018</text:p>
          </table:table-cell>
          <table:table-cell table:style-name="ce167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67" office:value-type="string" calcext:value-type="string">
            <text:p>Le Corre T., Raimbault J.</text:p>
          </table:table-cell>
          <table:table-cell table:style-name="ce167" office:value-type="string" calcext:value-type="string">
            <text:p><text:span text:style-name="T4">Urban Studies</text:span> ; Cybergeo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table:number-columns-repeated="4"/>
          <table:table-cell table:style-name="ce158" table:number-columns-repeated="1008"/>
        </table:table-row>
        <table:table-row table:style-name="ro13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Mutations of transportation networks in China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Medium e-book</text:p>
          </table:table-cell>
          <table:table-cell table:style-name="ce168" table:number-columns-repeated="4"/>
          <table:table-cell table:style-name="ce168" office:value-type="string" calcext:value-type="string">
            <text:p>Book chapt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4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An Interdisciplinary Approach to Morphogenesis</text:p>
          </table:table-cell>
          <table:table-cell table:style-name="ce168" office:value-type="string" calcext:value-type="string">
            <text:p>Antelope C.X., Hubatsch L., Raimbault J., Serna J.M.</text:p>
          </table:table-cell>
          <table:table-cell table:style-name="ce168" office:value-type="string" calcext:value-type="string">
            <text:p>Complexity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5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A simple embedding method for the evaluation of fitness in a noisy environment</text:p>
          </table:table-cell>
          <table:table-cell table:style-name="ce168" office:value-type="string" calcext:value-type="string">
            <text:p>Raimbault J., Reuillon R.</text:p>
          </table:table-cell>
          <table:table-cell table:style-name="ce168" office:value-type="string" calcext:value-type="string">
            <text:p>IEEE Transactions on Evolutionary Computation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5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A new method for inverse problems in simulation models</text:p>
          </table:table-cell>
          <table:table-cell table:style-name="ce168" office:value-type="string" calcext:value-type="string">
            <text:p><text:span text:style-name="T3">Cherel G., Lavallee F., Raimbault J., </text:span>Reuillon R.</text:p>
          </table:table-cell>
          <table:table-cell table:style-name="ce168" office:value-type="string" calcext:value-type="string">
            <text:p>JASSS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1">
          <table:table-cell table:style-name="ce167" table:number-columns-repeated="2"/>
          <table:table-cell table:style-name="ce176" office:value-type="string" calcext:value-type="string">
            <text:p>November 2018</text:p>
          </table:table-cell>
          <table:table-cell table:style-name="ce167" office:value-type="string" calcext:value-type="string">
            <text:p>Benchmarking interaction models of Urban Growth</text:p>
          </table:table-cell>
          <table:table-cell table:style-name="ce167" office:value-type="string" calcext:value-type="string">
            <text:p>Raimbault J., Pumain D.</text:p>
          </table:table-cell>
          <table:table-cell table:style-name="ce168" office:value-type="string" calcext:value-type="string">
            <text:p>Geographical Analysis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office:value-type="string" calcext:value-type="string">
            <text:p>Finish after feedback CCS</text:p>
          </table:table-cell>
          <table:table-cell table:style-name="ce167" table:number-columns-repeated="3"/>
          <table:table-cell table:style-name="ce158" table:number-columns-repeated="1008"/>
        </table:table-row>
        <table:table-row table:style-name="ro16">
          <table:table-cell table:style-name="ce167"/>
          <table:table-cell table:style-name="ce167" office:value-type="string" calcext:value-type="string">
            <text:p>Defended 11/06/2018 ; Final version 12/07/2018</text:p>
          </table:table-cell>
          <table:table-cell table:style-name="ce176" office:value-type="string" calcext:value-type="string">
            <text:p>November 2018</text:p>
          </table:table-cell>
          <table:table-cell table:style-name="ce182" office:value-type="string" calcext:value-type="string">
            <text:p>Caractérisation et modélisation de la co-évolution des réseaux de transport et des territoire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Thesis</text:p>
          </table:table-cell>
          <table:table-cell table:style-name="ce167"/>
          <table:table-cell table:style-name="ce167" office:value-type="string" calcext:value-type="string">
            <text:p>tel-01857741</text:p>
          </table:table-cell>
          <table:table-cell table:style-name="ce167" table:number-columns-repeated="2"/>
          <table:table-cell table:style-name="ce167" office:value-type="string" calcext:value-type="string">
            <text:p>Thesis</text:p>
          </table:table-cell>
          <table:table-cell table:style-name="ce176"/>
          <table:table-cell table:style-name="ce167" office:value-type="string" calcext:value-type="string">
            <text:p>arxiv EN version</text:p>
          </table:table-cell>
          <table:table-cell table:style-name="ce167" table:number-columns-repeated="3"/>
          <table:table-cell table:style-name="ce158" table:number-columns-repeated="1008"/>
        </table:table-row>
        <table:table-row table:style-name="ro14">
          <table:table-cell table:style-name="ce168" table:number-columns-repeated="2"/>
          <table:table-cell table:style-name="ce139" office:value-type="string" calcext:value-type="string">
            <text:p>October 2018</text:p>
          </table:table-cell>
          <table:table-cell table:style-name="ce168" office:value-type="string" calcext:value-type="string">
            <text:p>Optimizing the Extraction of Information from a Complex System</text:p>
          </table:table-cell>
          <table:table-cell table:style-name="ce168" office:value-type="string" calcext:value-type="string">
            <text:p>Raimbault J., Marandon E.</text:p>
          </table:table-cell>
          <table:table-cell table:style-name="ce168" office:value-type="string" calcext:value-type="string">
            <text:p>EPJ Data Science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7">
          <table:table-cell table:style-name="ce167" table:number-columns-repeated="2"/>
          <table:table-cell table:style-name="ce176" office:value-type="string" calcext:value-type="string">
            <text:p>October 2018</text:p>
          </table:table-cell>
          <table:table-cell table:style-name="ce167" office:value-type="string" calcext:value-type="string">
            <text:p>Mapping the research landscape on modeling interactions between networks and territories</text:p>
          </table:table-cell>
          <table:table-cell table:style-name="ce167" office:value-type="string" calcext:value-type="string">
            <text:p>Raimbault J.</text:p>
          </table:table-cell>
          <table:table-cell table:style-name="ce168" office:value-type="string" calcext:value-type="string">
            <text:p>JTLU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table:number-columns-repeated="4"/>
          <table:table-cell table:style-name="ce158" table:number-columns-repeated="1008"/>
        </table:table-row>
        <table:table-row table:style-name="ro10">
          <table:table-cell table:style-name="ce168" table:number-columns-repeated="2"/>
          <table:table-cell table:style-name="ce139" office:value-type="string" calcext:value-type="string">
            <text:p>October 2018</text:p>
          </table:table-cell>
          <table:table-cell table:style-name="ce168" office:value-type="string" calcext:value-type="string">
            <text:p>Relating complexities for the reflexive study of complex systems</text:p>
          </table:table-cell>
          <table:table-cell table:style-name="ce168" office:value-type="string" calcext:value-type="string">
            <text:p>Raimbault J.</text:p>
          </table:table-cell>
          <table:table-cell table:style-name="ce181" office:value-type="string" calcext:value-type="string">
            <text:p>Theories and models of urbanization. Springer Lecture Notes in Morphogenesis</text:p>
          </table:table-cell>
          <table:table-cell table:style-name="ce168" table:number-columns-repeated="4"/>
          <table:table-cell table:style-name="ce168" office:value-type="string" calcext:value-type="string">
            <text:p>Book chapt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6">
          <table:table-cell table:style-name="ce167" table:number-columns-repeated="2"/>
          <table:table-cell table:style-name="ce176" office:value-type="string" calcext:value-type="string">
            <text:p>October 2018</text:p>
          </table:table-cell>
          <table:table-cell table:style-name="ce167" office:value-type="string" calcext:value-type="string">
            <text:p>Second-order Control of Complex Systems with Correlated Synthetic Data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<text:span text:style-name="T4">Rochebrune 2016</text:span> ; PNAS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office:value-type="string" calcext:value-type="string">
            <text:p>Check rochebrune 2016 proceedings : stalled → journal paper</text:p>
          </table:table-cell>
          <table:table-cell table:style-name="ce167" table:number-columns-repeated="3"/>
          <table:table-cell table:style-name="ce158" table:number-columns-repeated="1008"/>
        </table:table-row>
        <table:table-row table:style-name="ro15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5/10/2018</text:p>
          </table:table-cell>
          <table:table-cell table:style-name="ce178" office:value-type="string" calcext:value-type="string">
            <text:p>October 2018</text:p>
          </table:table-cell>
          <table:table-cell table:style-name="ce145" office:value-type="string" calcext:value-type="string">
            <text:p>Closing the loop: Introducing Endogenous Transport Provision in a LUTI Model</text:p>
          </table:table-cell>
          <table:table-cell table:style-name="ce169" office:value-type="string" calcext:value-type="string">
            <text:p>Raimbault J., Le Nechet F.</text:p>
          </table:table-cell>
          <table:table-cell table:style-name="ce169" office:value-type="string" calcext:value-type="string">
            <text:p>Journal of Transport Geography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4"/>
          <table:table-cell table:style-name="ce196" table:number-columns-repeated="1008"/>
        </table:table-row>
        <table:table-row table:style-name="ro18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30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69" office:value-type="string" calcext:value-type="string">
            <text:p>Espace et complexités des systèmes territoriaux</text:p>
          </table:table-cell>
          <table:table-cell table:style-name="ce169" office:value-type="string" calcext:value-type="string">
            <text:p>Raimbault J.</text:p>
          </table:table-cell>
          <table:table-cell table:style-name="ce184" office:value-type="string" calcext:value-type="string">
            <text:p>Rochebrune 2019</text:p>
          </table:table-cell>
          <table:table-cell table:style-name="ce169" table:number-columns-repeated="4"/>
          <table:table-cell table:style-name="ce169" office:value-type="string" calcext:value-type="string">
            <text:p>Proceedings</text:p>
          </table:table-cell>
          <table:table-cell table:style-name="ce178"/>
          <table:table-cell table:style-name="ce16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69" table:number-columns-repeated="3"/>
          <table:table-cell table:style-name="ce196" table:number-columns-repeated="1008"/>
        </table:table-row>
        <table:table-row table:style-name="ro19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83" office:value-type="string" calcext:value-type="string">
            <text:p>A spatialised bibliometrics approach of a scientific journal production</text:p>
          </table:table-cell>
          <table:table-cell table:style-name="ce169" office:value-type="string" calcext:value-type="string">
            <text:p>Banos A., Chasset P.O, Cottineau C., Commenges H., Pumain D., Raimbault J.</text:p>
          </table:table-cell>
          <table:table-cell table:style-name="ce169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69" office:value-type="float" office:value="1808.07282" calcext:value-type="float">
            <text:p>1808.07282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78" office:value-type="string" calcext:value-type="string">
            <text:p>15505474021881395328</text:p>
          </table:table-cell>
          <table:table-cell table:style-name="ce169" table:number-columns-repeated="4"/>
          <table:table-cell table:style-name="ce196" table:number-columns-repeated="1008"/>
        </table:table-row>
        <table:table-row table:style-name="ro20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13/08/2018 ; desk reject 17/08/2018 ; submitted 08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69" office:value-type="string" calcext:value-type="string">
            <text:p>A spatially-explicit agent based model for industrial symbiotic processes</text:p>
          </table:table-cell>
          <table:table-cell table:style-name="ce169" office:value-type="string" calcext:value-type="string">
            <text:p>Broere J., Moore C., Raimbault J., Serna J.M., Somveille M., Strombom E., Sugar L., Zhu B.</text:p>
          </table:table-cell>
          <table:table-cell table:style-name="ce169" office:value-type="string" calcext:value-type="string">
            <text:p><text:span text:style-name="T4">Scientific Reports</text:span> ; Resources, Conservation &amp; Recycling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office:value-type="string" calcext:value-type="string">
            <text:p>Special issue RCR</text:p>
          </table:table-cell>
          <table:table-cell table:style-name="ce169" table:number-columns-repeated="3"/>
          <table:table-cell table:style-name="ce196" table:number-columns-repeated="1008"/>
        </table:table-row>
        <table:table-row table:style-name="ro21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4/09/2018</text:p>
          </table:table-cell>
          <table:table-cell table:style-name="ce178" office:value-type="string" calcext:value-type="string">
            <text:p>August 2018</text:p>
          </table:table-cell>
          <table:table-cell table:style-name="ce184" office:value-type="string" calcext:value-type="string">
            <text:p>Unveiling co-evolutionary patterns in systems of cities : systematic exploration of the SimpopNet model</text:p>
          </table:table-cell>
          <table:table-cell table:style-name="ce169" office:value-type="string" calcext:value-type="string">
            <text:p>Raimbault J.</text:p>
          </table:table-cell>
          <table:table-cell table:style-name="ce184" office:value-type="string" calcext:value-type="string">
            <text:p>Theories and models of urbanization. Springer Lecture Notes in Morphogenesis</text:p>
          </table:table-cell>
          <table:table-cell table:style-name="ce169" office:value-type="float" office:value="1809.00861" calcext:value-type="float">
            <text:p>1809.00861</text:p>
          </table:table-cell>
          <table:table-cell table:style-name="ce169" table:number-columns-repeated="3"/>
          <table:table-cell table:style-name="ce169" office:value-type="string" calcext:value-type="string">
            <text:p>Book chapter</text:p>
          </table:table-cell>
          <table:table-cell table:style-name="ce178" office:value-type="string" calcext:value-type="string">
            <text:p>7454429458419916981</text:p>
          </table:table-cell>
          <table:table-cell table:style-name="ce169" table:number-columns-repeated="4"/>
          <table:table-cell table:style-name="ce196" table:number-columns-repeated="1008"/>
        </table:table-row>
        <table:table-row table:style-name="ro22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21/08/2018</text:p>
          </table:table-cell>
          <table:table-cell table:style-name="ce179" office:value-type="string" calcext:value-type="string">
            <text:p>August 2018</text:p>
          </table:table-cell>
          <table:table-cell table:style-name="ce183" office:value-type="string" calcext:value-type="string">
            <text:p>An Empirical Analysis of the Spatial Variability of Fuel Prices in the United States</text:p>
          </table:table-cell>
          <table:table-cell table:style-name="ce169" office:value-type="string" calcext:value-type="string">
            <text:p>Raimbault J., Bergeaud A.</text:p>
          </table:table-cell>
          <table:table-cell table:style-name="ce169" office:value-type="string" calcext:value-type="string">
            <text:p>Transportation Research Part A</text:p>
          </table:table-cell>
          <table:table-cell table:style-name="ce169" office:value-type="float" office:value="1706.07467" calcext:value-type="float">
            <text:p>1706.07467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78" office:value-type="string" calcext:value-type="string">
            <text:p>3554908076727784787</text:p>
          </table:table-cell>
          <table:table-cell table:style-name="ce169" table:number-columns-repeated="4"/>
          <table:table-cell table:style-name="ce196" table:number-columns-repeated="1008"/>
        </table:table-row>
        <table:table-row table:style-name="ro23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3/12/2017 ; major revision 18/05/2018 ; revised 13/07/2018</text:p>
          </table:table-cell>
          <table:table-cell table:style-name="ce178" office:value-type="string" calcext:value-type="string">
            <text:p>December 2017</text:p>
          </table:table-cell>
          <table:table-cell table:style-name="ce169" office:value-type="string" calcext:value-type="string">
            <text:p>Exploration of an Interdisciplinary Scientific Landscape</text:p>
          </table:table-cell>
          <table:table-cell table:style-name="ce169" office:value-type="string" calcext:value-type="string">
            <text:p>Raimbault J.</text:p>
          </table:table-cell>
          <table:table-cell table:style-name="ce169" office:value-type="string" calcext:value-type="string">
            <text:p>Scientometrics</text:p>
          </table:table-cell>
          <table:table-cell table:style-name="ce169" office:value-type="float" office:value="1712.00805" calcext:value-type="float">
            <text:p>1712.00805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78" office:value-type="string" calcext:value-type="string">
            <text:p>9496023570500567367</text:p>
          </table:table-cell>
          <table:table-cell table:style-name="ce169" table:number-columns-repeated="4"/>
          <table:table-cell table:style-name="ce196" table:number-columns-repeated="1008"/>
        </table:table-row>
        <table:table-row table:style-name="ro22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10/05/2018 ; minor revision 13/06/2018 ; revised 29/07/2018</text:p>
          </table:table-cell>
          <table:table-cell table:style-name="ce179" office:value-type="string" calcext:value-type="string">
            <text:p>May 2018</text:p>
          </table:table-cell>
          <table:table-cell table:style-name="ce183" office:value-type="string" calcext:value-type="string">
            <text:p>An Urban Morphogenesis Model Capturing Interactions between Networks and Territories</text:p>
          </table:table-cell>
          <table:table-cell table:style-name="ce169" office:value-type="string" calcext:value-type="string">
            <text:p>Raimbault J.</text:p>
          </table:table-cell>
          <table:table-cell table:style-name="ce169" office:value-type="string" calcext:value-type="string">
            <text:p>Mathematics of Urban Morphogenesis, Springer</text:p>
          </table:table-cell>
          <table:table-cell table:style-name="ce169" office:value-type="float" office:value="1805.05195" calcext:value-type="float">
            <text:p>1805.05195</text:p>
          </table:table-cell>
          <table:table-cell table:style-name="ce190" table:number-columns-repeated="3"/>
          <table:table-cell table:style-name="ce190" office:value-type="string" calcext:value-type="string">
            <text:p>Book chapter</text:p>
          </table:table-cell>
          <table:table-cell table:style-name="ce34" office:value-type="string" calcext:value-type="string">
            <text:p>1733317322551838105</text:p>
          </table:table-cell>
          <table:table-cell table:style-name="ce169" table:number-columns-repeated="4"/>
          <table:table-cell table:style-name="ce196" table:number-columns-repeated="1008"/>
        </table:table-row>
        <table:table-row table:style-name="ro11">
          <table:table-cell table:style-name="ce170" office:value-type="string" calcext:value-type="string">
            <text:p>under review</text:p>
          </table:table-cell>
          <table:table-cell table:style-name="ce170" office:value-type="string" calcext:value-type="string">
            <text:p>Submitted 09/04/2018 ; minor revision 14/06/2018 ; revised 05/09/2018</text:p>
          </table:table-cell>
          <table:table-cell table:style-name="ce179" office:value-type="string" calcext:value-type="string">
            <text:p>April 2018</text:p>
          </table:table-cell>
          <table:table-cell table:style-name="ce170" office:value-type="string" calcext:value-type="string">
            <text:p>Modeling the co-evolution of cities and networks</text:p>
          </table:table-cell>
          <table:table-cell table:style-name="ce170" office:value-type="string" calcext:value-type="string">
            <text:p>Raimbault J.</text:p>
          </table:table-cell>
          <table:table-cell table:style-name="ce170" office:value-type="string" calcext:value-type="string">
            <text:p>Handbook of Cities and Networks</text:p>
          </table:table-cell>
          <table:table-cell table:style-name="ce170" office:value-type="float" office:value="1804.0943" calcext:value-type="float">
            <text:p>1804.0943</text:p>
          </table:table-cell>
          <table:table-cell table:style-name="ce170" table:number-columns-repeated="3"/>
          <table:table-cell table:style-name="ce170" office:value-type="string" calcext:value-type="string">
            <text:p>Book chapter</text:p>
          </table:table-cell>
          <table:table-cell table:style-name="ce179" office:value-type="string" calcext:value-type="string">
            <text:p>9373770629042102363</text:p>
          </table:table-cell>
          <table:table-cell table:style-name="ce170" table:number-columns-repeated="4"/>
          <table:table-cell table:style-name="ce197" table:number-columns-repeated="1008"/>
        </table:table-row>
        <table:table-row table:style-name="ro24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9/11/2017 ; rejected 03/04/2018 ; submitted 13/06/2018 ; revised 28/09/2018</text:p>
          </table:table-cell>
          <table:table-cell table:style-name="ce178" office:value-type="string" calcext:value-type="string">
            <text:p>June 2018</text:p>
          </table:table-cell>
          <table:table-cell table:style-name="ce22" office:value-type="string" calcext:value-type="string">
            <text:p>Space Matters: extending sensitivity analysis to initial spatial conditions in geosimulation models</text:p>
          </table:table-cell>
          <table:table-cell table:style-name="ce169" office:value-type="string" calcext:value-type="string">
            <text:p>Raimbault J., Cottineau C., Le Texier M., Le Nechet F., Reuillon R.</text:p>
          </table:table-cell>
          <table:table-cell table:style-name="ce169" office:value-type="string" calcext:value-type="string">
            <text:p><text:span text:style-name="T4">EPB </text:span>; Computer, Environment and Urban Systems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4"/>
          <table:table-cell table:style-name="ce196" table:number-columns-repeated="1008"/>
        </table:table-row>
        <table:table-row table:style-name="ro17">
          <table:table-cell table:style-name="ce171" office:value-type="string" calcext:value-type="string">
            <text:p>in revision</text:p>
          </table:table-cell>
          <table:table-cell table:style-name="ce135" office:value-type="string" calcext:value-type="string">
            <text:p>Submitted 25/07/2018 ; abstract accepted 10/09/2018</text:p>
          </table:table-cell>
          <table:table-cell table:style-name="ce135" office:value-type="string" calcext:value-type="string">
            <text:p>November 2018</text:p>
          </table:table-cell>
          <table:table-cell table:style-name="ce135" office:value-type="string" calcext:value-type="string">
            <text:p>Modélisation des interactions entre réseaux de transport et territoires : une approche par la co-évolution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Actes des JJC Pacte-Citeres</text:p>
          </table:table-cell>
          <table:table-cell table:style-name="ce171" table:number-columns-repeated="4"/>
          <table:table-cell table:style-name="ce171" office:value-type="string" calcext:value-type="string">
            <text:p>Proceedings</text:p>
          </table:table-cell>
          <table:table-cell table:style-name="ce135"/>
          <table:table-cell table:style-name="ce171" office:value-type="string" calcext:value-type="string">
            <text:p>accepted on extended abstract</text:p>
          </table:table-cell>
          <table:table-cell table:style-name="ce171" table:number-columns-repeated="3"/>
          <table:table-cell table:style-name="ce198" table:number-columns-repeated="1008"/>
        </table:table-row>
        <table:table-row table:style-name="ro12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22/07/2017 ; minor revision 24/01/2018 ; revised 02/07/2018 ; published 06/09/2018</text:p>
          </table:table-cell>
          <table:table-cell table:style-name="ce142" office:value-type="string" calcext:value-type="string">
            <text:p>July 2017</text:p>
          </table:table-cell>
          <table:table-cell table:style-name="ce172" office:value-type="string" calcext:value-type="string">
            <text:p>Calibration of a Density-based Model of Urban Morphogenesi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Plos ONE</text:p>
          </table:table-cell>
          <table:table-cell table:style-name="ce172" office:value-type="float" office:value="1708.06743" calcext:value-type="float">
            <text:p>1708.06743</text:p>
          </table:table-cell>
          <table:table-cell table:style-name="ce30" office:value-type="string" calcext:value-type="string">
            <text:p>hal-01871639</text:p>
          </table:table-cell>
          <table:table-cell table:style-name="ce172" office:value-type="string" calcext:value-type="string">
            <text:p>https://journals.plos.org/plosone/article?id=10.1371/journal.pone.0203516</text:p>
          </table:table-cell>
          <table:table-cell table:style-name="ce193" office:value-type="string" calcext:value-type="string">
            <text:p>10.1371/journal.pone.0203516</text:p>
          </table:table-cell>
          <table:table-cell table:style-name="ce172" office:value-type="string" calcext:value-type="string">
            <text:p>Journal paper</text:p>
          </table:table-cell>
          <table:table-cell table:style-name="ce142" office:value-type="string" calcext:value-type="string">
            <text:p>15848250065112202064</text:p>
          </table:table-cell>
          <table:table-cell table:style-name="ce172" table:number-columns-repeated="2"/>
          <table:table-cell table:style-name="ce172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72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99" table:number-columns-repeated="1008"/>
        </table:table-row>
        <table:table-row table:style-name="ro9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28/07/2017 ; revised 28/02/1018 ; accepted 05/04/2018 ; published 05/2018</text:p>
          </table:table-cell>
          <table:table-cell table:style-name="ce142" office:value-type="string" calcext:value-type="string">
            <text:p>July 2017</text:p>
          </table:table-cell>
          <table:table-cell table:style-name="ce172" office:value-type="string" calcext:value-type="string">
            <text:p>Indirect Evidence of Network Effects in a System of Citie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EPB</text:p>
          </table:table-cell>
          <table:table-cell table:style-name="ce172" office:value-type="float" office:value="1804.09416" calcext:value-type="float">
            <text:p>1804.09416</text:p>
          </table:table-cell>
          <table:table-cell table:style-name="ce172" office:value-type="string" calcext:value-type="string">
            <text:p>halshs-01788559</text:p>
          </table:table-cell>
          <table:table-cell table:style-name="ce172" office:value-type="string" calcext:value-type="string">
            <text:p>http://journals.sagepub.com/doi/abs/10.1177/2399808318774335</text:p>
          </table:table-cell>
          <table:table-cell table:style-name="ce172" office:value-type="string" calcext:value-type="string">
            <text:p>10.1177/2399808318774335</text:p>
          </table:table-cell>
          <table:table-cell table:style-name="ce172" office:value-type="string" calcext:value-type="string">
            <text:p>Journal paper</text:p>
          </table:table-cell>
          <table:table-cell table:style-name="ce142" office:value-type="string" calcext:value-type="string">
            <text:p>11667984635425546006</text:p>
          </table:table-cell>
          <table:table-cell table:style-name="ce172" table:number-columns-repeated="2"/>
          <table:table-cell table:style-name="ce172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72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99" table:number-columns-repeated="1008"/>
        </table:table-row>
        <table:table-row table:style-name="ro25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7 ; published 12/2017</text:p>
          </table:table-cell>
          <table:table-cell table:style-name="ce142" office:value-type="string" calcext:value-type="string">
            <text:p>April 2017</text:p>
          </table:table-cell>
          <table:table-cell table:style-name="ce172" office:value-type="string" calcext:value-type="string">
            <text:p>An applied knowledge framework to study complex system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7</text:p>
          </table:table-cell>
          <table:table-cell table:style-name="ce172" office:value-type="float" office:value="1706.09244" calcext:value-type="float">
            <text:p>1706.09244</text:p>
          </table:table-cell>
          <table:table-cell table:style-name="ce172" office:value-type="string" calcext:value-type="string">
            <text:p>halshs-01662219</text:p>
          </table:table-cell>
          <table:table-cell table:style-name="ce172" table:number-columns-repeated="2"/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7409264294851661954</text:p>
          </table:table-cell>
          <table:table-cell table:style-name="ce172" table:number-columns-repeated="2"/>
          <table:table-cell table:style-name="ce172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72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99" table:number-columns-repeated="1008"/>
        </table:table-row>
        <table:table-row table:style-name="ro3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7 ; published 11/2017</text:p>
          </table:table-cell>
          <table:table-cell table:style-name="ce142" office:value-type="string" calcext:value-type="string">
            <text:p>April 2017</text:p>
          </table:table-cell>
          <table:table-cell table:style-name="ce172" office:value-type="string" calcext:value-type="string">
            <text:p>Identification de causalités dans des données spatio-temporelle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Sageo 2017</text:p>
          </table:table-cell>
          <table:table-cell table:style-name="ce172" office:value-type="float" office:value="1709.08684" calcext:value-type="float">
            <text:p>1709.08684</text:p>
          </table:table-cell>
          <table:table-cell table:style-name="ce172" office:value-type="string" calcext:value-type="string">
            <text:p>hal-01650531</text:p>
          </table:table-cell>
          <table:table-cell table:style-name="ce172"/>
          <table:table-cell table:style-name="ce30" office:value-type="string" calcext:value-type="string">
            <text:p>full proceedings : [10.5281/zenodo.1006677]</text:p>
          </table:table-cell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11103404614960143975 / trad en : 7600160264293043119</text:p>
          </table:table-cell>
          <table:table-cell table:style-name="ce172" table:number-columns-repeated="2"/>
          <table:table-cell table:style-name="ce172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72"/>
          <table:table-cell table:style-name="ce199" table:number-columns-repeated="1008"/>
        </table:table-row>
        <table:table-row table:style-name="ro26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12/2016 ; published 04/2017</text:p>
          </table:table-cell>
          <table:table-cell table:style-name="ce142" office:value-type="string" calcext:value-type="string">
            <text:p>December 2016</text:p>
          </table:table-cell>
          <table:table-cell table:style-name="ce172" office:value-type="string" calcext:value-type="string">
            <text:p>Classifying patents based on their semantic content</text:p>
          </table:table-cell>
          <table:table-cell table:style-name="ce172" office:value-type="string" calcext:value-type="string">
            <text:p>Bergeaud A., Potiron Y., Raimbault J.</text:p>
          </table:table-cell>
          <table:table-cell table:style-name="ce172" office:value-type="string" calcext:value-type="string">
            <text:p>Plos ONE</text:p>
          </table:table-cell>
          <table:table-cell table:style-name="ce172" office:value-type="float" office:value="1612.08504" calcext:value-type="float">
            <text:p>1612.08504</text:p>
          </table:table-cell>
          <table:table-cell table:style-name="ce155" office:value-type="string" calcext:value-type="string">
            <text:p>halshs-01788574</text:p>
          </table:table-cell>
          <table:table-cell table:style-name="ce155" office:value-type="string" calcext:value-type="string">
            <text:p>https://journals.plos.org/plosone/article?id=10.1371/journal.pone.0176310</text:p>
          </table:table-cell>
          <table:table-cell table:style-name="ce155" office:value-type="string" calcext:value-type="string">
            <text:p>10.1371/journal.pone.0176310</text:p>
          </table:table-cell>
          <table:table-cell table:style-name="ce155" office:value-type="string" calcext:value-type="string">
            <text:p>Journal paper</text:p>
          </table:table-cell>
          <table:table-cell table:style-name="ce35" office:value-type="string" calcext:value-type="string">
            <text:p>12506469774605600350</text:p>
          </table:table-cell>
          <table:table-cell table:style-name="ce172" table:number-columns-repeated="2"/>
          <table:table-cell table:style-name="ce172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72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99" table:number-columns-repeated="1008"/>
        </table:table-row>
        <table:table-row table:style-name="ro12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6 ; published 12/2016</text:p>
          </table:table-cell>
          <table:table-cell table:style-name="ce142" office:value-type="string" calcext:value-type="string">
            <text:p>April 2016</text:p>
          </table:table-cell>
          <table:table-cell table:style-name="ce172" office:value-type="string" calcext:value-type="string">
            <text:p>A discrepancy-based framework to compare robustness between multi-attribute evaluation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6</text:p>
          </table:table-cell>
          <table:table-cell table:style-name="ce172" office:value-type="float" office:value="1608.0084" calcext:value-type="float">
            <text:p>1608.0084</text:p>
          </table:table-cell>
          <table:table-cell table:style-name="ce172" office:value-type="string" calcext:value-type="string">
            <text:p>halshs-01424253</text:p>
          </table:table-cell>
          <table:table-cell table:style-name="ce172" office:value-type="string" calcext:value-type="string">
            <text:p>https://link.springer.com/chapter/10.1007/978-3-319-49103-5_11</text:p>
          </table:table-cell>
          <table:table-cell table:style-name="ce172" office:value-type="string" calcext:value-type="string">
            <text:p>10.1007/978-3-319-49103-5_11</text:p>
          </table:table-cell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653579094781671635</text:p>
          </table:table-cell>
          <table:table-cell table:style-name="ce172" table:number-columns-repeated="2"/>
          <table:table-cell table:style-name="ce172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72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99" table:number-columns-repeated="1008"/>
        </table:table-row>
        <table:table-row table:style-name="ro3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3/2016 ; published 02/2017</text:p>
          </table:table-cell>
          <table:table-cell table:style-name="ce142" office:value-type="string" calcext:value-type="string">
            <text:p>March 2016</text:p>
          </table:table-cell>
          <table:table-cell table:style-name="ce172" office:value-type="string" calcext:value-type="string">
            <text:p>Investigating the empirical existence of static user equilibrium</text:p>
          </table:table-cell>
          <table:table-cell table:style-name="ce151" office:value-type="string" calcext:value-type="string">
            <text:p>Raimbault J.</text:p>
          </table:table-cell>
          <table:table-cell table:style-name="ce172" office:value-type="string" calcext:value-type="string">
            <text:p>Transportation Research Procedia</text:p>
          </table:table-cell>
          <table:table-cell table:style-name="ce172" office:value-type="float" office:value="1608.05266" calcext:value-type="float">
            <text:p>1608.05266</text:p>
          </table:table-cell>
          <table:table-cell table:style-name="ce172" office:value-type="string" calcext:value-type="string">
            <text:p>halshs-01360243</text:p>
          </table:table-cell>
          <table:table-cell table:style-name="ce172" office:value-type="string" calcext:value-type="string">
            <text:p>https://www.sciencedirect.com/science/article/pii/S2352146517301898</text:p>
          </table:table-cell>
          <table:table-cell table:style-name="ce172" office:value-type="string" calcext:value-type="string">
            <text:p>10.1016/j.trpro.2017.03.053</text:p>
          </table:table-cell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7749106266184037692</text:p>
          </table:table-cell>
          <table:table-cell table:style-name="ce172" table:number-columns-repeated="2"/>
          <table:table-cell table:style-name="ce172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72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99" table:number-columns-repeated="1008"/>
        </table:table-row>
        <table:table-row table:style-name="ro27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5 ; published 09/2017</text:p>
          </table:table-cell>
          <table:table-cell table:style-name="ce142" office:value-type="string" calcext:value-type="string">
            <text:p>April 2015</text:p>
          </table:table-cell>
          <table:table-cell table:style-name="ce186" office:value-type="string" calcext:value-type="string">
            <text:p>Models Coupling Urban Growth and Transportation Network Growth: An Algorithmic Systematic Review Approach</text:p>
          </table:table-cell>
          <table:table-cell table:style-name="ce151" office:value-type="string" calcext:value-type="string">
            <text:p>Raimbault J.</text:p>
          </table:table-cell>
          <table:table-cell table:style-name="ce172" office:value-type="string" calcext:value-type="string">
            <text:p>Plurimondi</text:p>
          </table:table-cell>
          <table:table-cell table:style-name="ce172" office:value-type="float" office:value="1605.08888" calcext:value-type="float">
            <text:p>1605.08888</text:p>
          </table:table-cell>
          <table:table-cell table:style-name="ce172" office:value-type="string" calcext:value-type="string">
            <text:p>halshs-01857256</text:p>
          </table:table-cell>
          <table:table-cell table:style-name="ce172" office:value-type="string" calcext:value-type="string">
            <text:p>http://plurimondi.poliba.it/index.php/Plurimondi/article/view/30</text:p>
          </table:table-cell>
          <table:table-cell table:style-name="ce172"/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1319708987327506320</text:p>
          </table:table-cell>
          <table:table-cell table:style-name="ce172" table:number-columns-repeated="2"/>
          <table:table-cell table:style-name="ce172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72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99" table:number-columns-repeated="1008"/>
        </table:table-row>
        <table:table-row table:style-name="ro28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4 ; published 12/2014</text:p>
          </table:table-cell>
          <table:table-cell table:style-name="ce142" office:value-type="string" calcext:value-type="string">
            <text:p>December 2014</text:p>
          </table:table-cell>
          <table:table-cell table:style-name="ce187" office:value-type="string" calcext:value-type="string">
            <text:p>User-Based Solutions for Increasing Level of Service in Bike-Sharing Transportation System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4</text:p>
          </table:table-cell>
          <table:table-cell table:style-name="ce172" office:value-type="float" office:value="1605.08883" calcext:value-type="float">
            <text:p>1605.08883</text:p>
          </table:table-cell>
          <table:table-cell table:style-name="ce172" office:value-type="string" calcext:value-type="string">
            <text:p>halshs-01322844</text:p>
          </table:table-cell>
          <table:table-cell table:style-name="ce172" office:value-type="string" calcext:value-type="string">
            <text:p>https://link.springer.com/chapter/10.1007/978-3-319-11617-4_3</text:p>
          </table:table-cell>
          <table:table-cell table:style-name="ce172" office:value-type="string" calcext:value-type="string">
            <text:p>10.1007/978-3-319-11617-4_3</text:p>
          </table:table-cell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9086923287729553248</text:p>
          </table:table-cell>
          <table:table-cell table:style-name="ce172" table:number-columns-repeated="2"/>
          <table:table-cell table:style-name="ce172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72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99" table:number-columns-repeated="1008"/>
        </table:table-row>
        <table:table-row table:style-name="ro28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4 ; published 06/2014</text:p>
          </table:table-cell>
          <table:table-cell table:style-name="ce142" office:value-type="string" calcext:value-type="string">
            <text:p>June 2014</text:p>
          </table:table-cell>
          <table:table-cell table:style-name="ce186" office:value-type="string" calcext:value-type="string">
            <text:p>A Hybrid Network/Grid Model of Urban Morphogenesis and Optimization</text:p>
          </table:table-cell>
          <table:table-cell table:style-name="ce186" office:value-type="string" calcext:value-type="string">
            <text:p>Raimbault, J., Banos, A., Doursat, R.</text:p>
          </table:table-cell>
          <table:table-cell table:style-name="ce186" office:value-type="string" calcext:value-type="string">
            <text:p>4th International Conference on Complex Systems and Applications (ICCSA 2014)</text:p>
          </table:table-cell>
          <table:table-cell table:style-name="ce172" office:value-type="float" office:value="1612.08552" calcext:value-type="float">
            <text:p>1612.08552</text:p>
          </table:table-cell>
          <table:table-cell table:style-name="ce172" office:value-type="string" calcext:value-type="string">
            <text:p>halshs-01388885</text:p>
          </table:table-cell>
          <table:table-cell table:style-name="ce172" office:value-type="string" calcext:value-type="string">
            <text:p>http://iccsa2014.univ-lehavre.fr/iccsa2014proceedings.pdf</text:p>
          </table:table-cell>
          <table:table-cell table:style-name="ce172"/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3559635412259202692</text:p>
          </table:table-cell>
          <table:table-cell table:style-name="ce172" table:number-columns-repeated="2"/>
          <table:table-cell table:style-name="ce172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72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99" table:number-columns-repeated="1008"/>
        </table:table-row>
        <table:table-row table:style-name="ro25" table:number-rows-repeated="1048524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Communications" table:style-name="ta1">
        <table:table-column table:style-name="co16" table:default-cell-style-name="ce136"/>
        <table:table-column table:style-name="co17" table:default-cell-style-name="ce136"/>
        <table:table-column table:style-name="co18" table:default-cell-style-name="ce136"/>
        <table:table-column table:style-name="co19" table:default-cell-style-name="ce136"/>
        <table:table-column table:style-name="co20" table:default-cell-style-name="ce136"/>
        <table:table-column table:style-name="co21" table:default-cell-style-name="ce136"/>
        <table:table-column table:style-name="co18" table:default-cell-style-name="ce136"/>
        <table:table-column table:style-name="co22" table:default-cell-style-name="ce136"/>
        <table:table-column table:style-name="co23" table:default-cell-style-name="ce136"/>
        <table:table-column table:style-name="co18" table:default-cell-style-name="ce136"/>
        <table:table-column table:style-name="co24" table:default-cell-style-name="ce136"/>
        <table:table-column table:style-name="co25" table:default-cell-style-name="ce136"/>
        <table:table-column table:style-name="co18" table:number-columns-repeated="1012" table:default-cell-style-name="ce136"/>
        <table:table-row table:style-name="ro29">
          <table:table-cell table:style-name="ce163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9">
          <table:table-cell table:number-columns-repeated="1024"/>
        </table:table-row>
        <table:table-row table:style-name="ro29">
          <table:table-cell table:style-name="ce137" office:value-type="string" calcext:value-type="string">
            <text:p>Status</text:p>
          </table:table-cell>
          <table:table-cell table:style-name="ce137" office:value-type="string" calcext:value-type="string">
            <text:p>Submission</text:p>
          </table:table-cell>
          <table:table-cell table:style-name="ce137" office:value-type="string" calcext:value-type="string">
            <text:p>Horizon</text:p>
          </table:table-cell>
          <table:table-cell table:style-name="ce137" office:value-type="string" calcext:value-type="string">
            <text:p>Title</text:p>
          </table:table-cell>
          <table:table-cell table:style-name="ce137" office:value-type="string" calcext:value-type="string">
            <text:p>Authors</text:p>
          </table:table-cell>
          <table:table-cell table:style-name="ce137" office:value-type="string" calcext:value-type="string">
            <text:p>Target</text:p>
          </table:table-cell>
          <table:table-cell table:style-name="ce137" office:value-type="string" calcext:value-type="string">
            <text:p>HAL</text:p>
          </table:table-cell>
          <table:table-cell table:style-name="ce244" office:value-type="string" calcext:value-type="string">
            <text:p>Type</text:p>
          </table:table-cell>
          <table:table-cell table:style-name="ce137" office:value-type="string" calcext:value-type="string">
            <text:p>Observations</text:p>
          </table:table-cell>
          <table:table-cell table:style-name="ce137" office:value-type="string" calcext:value-type="string">
            <text:p>Reviews</text:p>
          </table:table-cell>
          <table:table-cell table:style-name="ce137" office:value-type="string" calcext:value-type="string">
            <text:p>Latex</text:p>
          </table:table-cell>
          <table:table-cell table:style-name="ce137" office:value-type="string" calcext:value-type="string">
            <text:p>Bibtex entry</text:p>
          </table:table-cell>
          <table:table-cell table:number-columns-repeated="1012"/>
        </table:table-row>
        <table:table-row table:style-name="ro29">
          <table:table-cell table:style-name="ce139" table:number-columns-repeated="12"/>
          <table:table-cell table:number-columns-repeated="1012"/>
        </table:table-row>
        <table:table-row table:style-name="ro27">
          <table:table-cell table:style-name="ce139" table:number-columns-repeated="2"/>
          <table:table-cell table:style-name="ce139" office:value-type="string" calcext:value-type="string">
            <text:p>October 2018</text:p>
          </table:table-cell>
          <table:table-cell table:style-name="ce139" office:value-type="string" calcext:value-type="string">
            <text:p>Towards multi-level models for the co-evolution of cities and transportation networks in systems of cities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AAG2019 Cities Network</text:p>
          </table:table-cell>
          <table:table-cell table:style-name="ce139" table:number-columns-repeated="2"/>
          <table:table-cell table:style-name="ce139" office:value-type="string" calcext:value-type="string">
            <text:p>reflect on the necessity of hybrid models (rôle of network physical shape)</text:p>
          </table:table-cell>
          <table:table-cell table:style-name="ce139" table:number-columns-repeated="3"/>
          <table:table-cell table:number-columns-repeated="1012"/>
        </table:table-row>
        <table:table-row table:style-name="ro22">
          <table:table-cell table:style-name="ce135" office:value-type="string" calcext:value-type="string">
            <text:p>accepted</text:p>
          </table:table-cell>
          <table:table-cell table:style-name="ce135" office:value-type="string" calcext:value-type="string">
            <text:p>Invited </text:p>
          </table:table-cell>
          <table:table-cell table:style-name="ce135" office:value-type="string" calcext:value-type="string">
            <text:p>October 2018</text:p>
          </table:table-cell>
          <table:table-cell table:style-name="ce135" office:value-type="string" calcext:value-type="string">
            <text:p>Biomimetic transportation network optimal design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GoPro 2018 : Journees biomimetsime</text:p>
          </table:table-cell>
          <table:table-cell table:style-name="ce135"/>
          <table:table-cell table:style-name="ce135" office:value-type="string" calcext:value-type="string">
            <text:p>Poster</text:p>
          </table:table-cell>
          <table:table-cell table:style-name="ce135" table:number-columns-repeated="4"/>
          <table:table-cell table:style-name="ce245" table:number-columns-repeated="1012"/>
        </table:table-row>
        <table:table-row table:style-name="ro29">
          <table:table-cell table:style-name="ce135" office:value-type="string" calcext:value-type="string">
            <text:p>accepted</text:p>
          </table:table-cell>
          <table:table-cell table:style-name="ce135" office:value-type="string" calcext:value-type="string">
            <text:p>Invited </text:p>
          </table:table-cell>
          <table:table-cell table:style-name="ce135" office:value-type="string" calcext:value-type="string">
            <text:p>December 2018</text:p>
          </table:table-cell>
          <table:table-cell table:style-name="ce135" office:value-type="string" calcext:value-type="string">
            <text:p>Patents Mining : diffusion of innovation</text:p>
          </table:table-cell>
          <table:table-cell table:style-name="ce135" office:value-type="string" calcext:value-type="string">
            <text:p>Bergeaud A., Potiron Y., Raimbault J.</text:p>
          </table:table-cell>
          <table:table-cell table:style-name="ce135" office:value-type="string" calcext:value-type="string">
            <text:p>CFE 2018</text:p>
          </table:table-cell>
          <table:table-cell table:style-name="ce135"/>
          <table:table-cell table:style-name="ce135" office:value-type="string" calcext:value-type="string">
            <text:p>Oral communication</text:p>
          </table:table-cell>
          <table:table-cell table:style-name="ce135" table:number-columns-repeated="4"/>
          <table:table-cell table:style-name="ce245" table:number-columns-repeated="1012"/>
        </table:table-row>
        <table:table-row table:style-name="ro12">
          <table:table-cell table:style-name="ce142" office:value-type="string" calcext:value-type="string">
            <text:p>accepted</text:p>
          </table:table-cell>
          <table:table-cell table:style-name="ce142" office:value-type="string" calcext:value-type="string">
            <text:p>Submitted 17/09/2018 ; accepted 01/10/2018 ; presented 18/10/2018</text:p>
          </table:table-cell>
          <table:table-cell table:style-name="ce142" office:value-type="string" calcext:value-type="string">
            <text:p>September 2018</text:p>
          </table:table-cell>
          <table:table-cell table:style-name="ce30" office:value-type="string" calcext:value-type="string">
            <text:p>A multi-dimensional percolation approach to characterize sustainable mega-city region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Marami 2018</text:p>
          </table:table-cell>
          <table:table-cell table:style-name="ce142"/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22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Self-invited ; presented 26/09/2018</text:p>
          </table:table-cell>
          <table:table-cell table:style-name="ce142" office:value-type="string" calcext:value-type="string">
            <text:p>September 2018</text:p>
          </table:table-cell>
          <table:table-cell table:style-name="ce142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8 – Session simulation</text:p>
          </table:table-cell>
          <table:table-cell table:style-name="ce142" office:value-type="string" calcext:value-type="string">
            <text:p>halshs-01882389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Submitted 30/04/2018 ; accepted 06/06/2018 ; presented 24/09/2018</text:p>
          </table:table-cell>
          <table:table-cell table:style-name="ce142" office:value-type="string" calcext:value-type="string">
            <text:p>April 2018</text:p>
          </table:table-cell>
          <table:table-cell table:style-name="ce142" office:value-type="string" calcext:value-type="string">
            <text:p>A systematic comparison of interaction models for systems of citi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8</text:p>
          </table:table-cell>
          <table:table-cell table:style-name="ce142" office:value-type="string" calcext:value-type="string">
            <text:p>halshs-01880492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0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Submitted 30/03/2018 ; accepted 07/05/2018 ; presented 26/07/2018</text:p>
          </table:table-cell>
          <table:table-cell table:style-name="ce142" office:value-type="string" calcext:value-type="string">
            <text:p>March 2018</text:p>
          </table:table-cell>
          <table:table-cell table:style-name="ce142" office:value-type="string" calcext:value-type="string">
            <text:p>Multi-modeling the morphogenesis of transportation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ALife2018</text:p>
          </table:table-cell>
          <table:table-cell table:style-name="ce240" office:value-type="string" calcext:value-type="string">
            <text:p>halshs-01850263</text:p>
          </table:table-cell>
          <table:table-cell table:style-name="ce142" office:value-type="string" calcext:value-type="string">
            <text:p>Extended abstract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29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 office:value-type="string" calcext:value-type="string">
            <text:p>December 2017</text:p>
          </table:table-cell>
          <table:table-cell table:style-name="ce215" office:value-type="string" calcext:value-type="string">
            <text:p>Modeling Urban Morphogenesis : towards an integration of territories and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GoPro 2017</text:p>
          </table:table-cell>
          <table:table-cell table:style-name="ce240" office:value-type="string" calcext:value-type="string">
            <text:p>hal-01808480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1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 office:value-type="string" calcext:value-type="string">
            <text:p>October 2017</text:p>
          </table:table-cell>
          <table:table-cell table:style-name="ce229" office:value-type="string" calcext:value-type="string">
            <text:p>Complexity, Complexities and Complex Knowledges: Discussion of Pr. Batty: "Complexity in Urban Systems"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ERC Geodivercity international workshop</text:p>
          </table:table-cell>
          <table:table-cell table:style-name="ce142" office:value-type="string" calcext:value-type="string">
            <text:p>halshs-01632331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2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March 2017</text:p>
          </table:table-cell>
          <table:table-cell table:style-name="ce230" office:value-type="string" calcext:value-type="string">
            <text:p>Modeling the Co-evolution of Urban Form and Transportation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7</text:p>
          </table:table-cell>
          <table:table-cell table:style-name="ce142" office:value-type="string" calcext:value-type="string">
            <text:p>halshs-0159062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3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April 2017</text:p>
          </table:table-cell>
          <table:table-cell table:style-name="ce229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ECTQG 2017</text:p>
          </table:table-cell>
          <table:table-cell table:style-name="ce240" office:value-type="string" calcext:value-type="string">
            <text:p>halshs-0158489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4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April 2017</text:p>
          </table:table-cell>
          <table:table-cell table:style-name="ce230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2" office:value-type="string" calcext:value-type="string">
            <text:p>Raimbault J. and Baffi S.</text:p>
          </table:table-cell>
          <table:table-cell table:style-name="ce142" office:value-type="string" calcext:value-type="string">
            <text:p>ECTQG 2017</text:p>
          </table:table-cell>
          <table:table-cell table:style-name="ce142" office:value-type="string" calcext:value-type="string">
            <text:p>halshs-0158491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4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April 2017</text:p>
          </table:table-cell>
          <table:table-cell table:style-name="ce229" office:value-type="string" calcext:value-type="string">
            <text:p>The Cost of Transportation : Spatial Analysis of US Fuel Prices</text:p>
          </table:table-cell>
          <table:table-cell table:style-name="ce142" office:value-type="string" calcext:value-type="string">
            <text:p>Raimbault J. and Bergeaud A.</text:p>
          </table:table-cell>
          <table:table-cell table:style-name="ce142" office:value-type="string" calcext:value-type="string">
            <text:p>EWGT 2017</text:p>
          </table:table-cell>
          <table:table-cell table:style-name="ce240" office:value-type="string" calcext:value-type="string">
            <text:p>halshs-01582909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office:value-type="string" calcext:value-type="string">
            <text:p>No proceedings (proposed for special issue canceled)</text:p>
          </table:table-cell>
          <table:table-cell table:style-name="ce142" table:number-columns-repeated="3"/>
          <table:table-cell table:style-name="ce246" table:number-columns-repeated="1012"/>
        </table:table-row>
        <table:table-row table:style-name="ro35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29" office:value-type="string" calcext:value-type="string">
            <text:p>Initial spatial conditions in simulation models: the missing leg of sensitivity analyses?</text:p>
          </table:table-cell>
          <table:table-cell table:style-name="ce142" office:value-type="string" calcext:value-type="string">
            <text:p>Cottineau C., Raimbault J., Le Texier M., Le Nechet F. and Reuillon R.</text:p>
          </table:table-cell>
          <table:table-cell table:style-name="ce142" office:value-type="string" calcext:value-type="string">
            <text:p>GeoComputation 2017</text:p>
          </table:table-cell>
          <table:table-cell table:style-name="ce240" office:value-type="string" calcext:value-type="string">
            <text:p>halshs-01841272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6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/>
          <table:table-cell table:style-name="ce231" office:value-type="string" calcext:value-type="string">
            <text:p>A macro-scale model of co-evolution for cities and transportation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Medium International Conference 2017</text:p>
          </table:table-cell>
          <table:table-cell table:style-name="ce154" office:value-type="string" calcext:value-type="string">
            <text:p>halshs-01863229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4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29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2" office:value-type="string" calcext:value-type="string">
            <text:p>Losavio C. and Raimbault J.</text:p>
          </table:table-cell>
          <table:table-cell table:style-name="ce142" office:value-type="string" calcext:value-type="string">
            <text:p>Urban China 2017</text:p>
          </table:table-cell>
          <table:table-cell table:style-name="ce240" office:value-type="string" calcext:value-type="string">
            <text:p>halshs-01666887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29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Un Cadre de Connaissances pour une Géographie Intégrée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JIG 2017</text:p>
          </table:table-cell>
          <table:table-cell table:style-name="ce240" office:value-type="string" calcext:value-type="string">
            <text:p>halshs-0150508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7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December 2016</text:p>
          </table:table-cell>
          <table:table-cell table:style-name="ce155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Theo Quant 2017</text:p>
          </table:table-cell>
          <table:table-cell table:style-name="ce240" office:value-type="string" calcext:value-type="string">
            <text:p>halshs-01525448</text:p>
          </table:table-cell>
          <table:table-cell table:style-name="ce142" office:value-type="string" calcext:value-type="string">
            <text:p>Extended abstract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7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/>
          <table:table-cell table:style-name="ce155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Medium Seminar</text:p>
          </table:table-cell>
          <table:table-cell table:style-name="ce240" office:value-type="string" calcext:value-type="string">
            <text:p>halshs-0142248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9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Models of growth for system of cities : Back to the simple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6</text:p>
          </table:table-cell>
          <table:table-cell table:style-name="ce240" office:value-type="string" calcext:value-type="string">
            <text:p>halshs-0137027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8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Investigating Patterns of Technological Innovation</text:p>
          </table:table-cell>
          <table:table-cell table:style-name="ce142" office:value-type="string" calcext:value-type="string">
            <text:p>Raimbault J., Bergeaud A., Potiron Y.</text:p>
          </table:table-cell>
          <table:table-cell table:style-name="ce142" office:value-type="string" calcext:value-type="string">
            <text:p>CCS 2016</text:p>
          </table:table-cell>
          <table:table-cell table:style-name="ce240" office:value-type="string" calcext:value-type="string">
            <text:p>halshs-01370528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8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For a Cautious Use of Big Data and Computation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RGS 2016</text:p>
          </table:table-cell>
          <table:table-cell table:style-name="ce240" office:value-type="string" calcext:value-type="string">
            <text:p>halshs-01358440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8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/>
          <table:table-cell table:style-name="ce155" office:value-type="string" calcext:value-type="string">
            <text:p>Indirect Bibliometrics by Complex Network Analysi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20eme anniversaire de Cybergeo</text:p>
          </table:table-cell>
          <table:table-cell table:style-name="ce240" office:value-type="string" calcext:value-type="string">
            <text:p>halshs-01328058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29">
          <table:table-cell table:style-name="ce185" office:value-type="string" calcext:value-type="string">
            <text:p>refused</text:p>
          </table:table-cell>
          <table:table-cell table:style-name="ce185" table:number-columns-repeated="2"/>
          <table:table-cell table:style-name="ce232" office:value-type="string" calcext:value-type="string">
            <text:p>Coupled Territorial and Network Dynamics : from Modeling to Theory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JIG 2016</text:p>
          </table:table-cell>
          <table:table-cell table:number-columns-repeated="2" table:style-name="ce185" office:value-type="string" calcext:value-type="string">
            <text:p>-</text:p>
          </table:table-cell>
          <table:table-cell table:style-name="ce185" table:number-columns-repeated="4"/>
          <table:table-cell table:style-name="ce247" table:number-columns-repeated="1012"/>
        </table:table-row>
        <table:table-row table:style-name="ro29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Presented 01/2016</text:p>
          </table:table-cell>
          <table:table-cell table:style-name="ce142"/>
          <table:table-cell table:style-name="ce229" office:value-type="string" calcext:value-type="string">
            <text:p>G{\’e}n{\’e}ration de donn{\’e}es synthe{\’e}tiques corr{\’e}l{\’e}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Rochebrune 2016</text:p>
          </table:table-cell>
          <table:table-cell table:style-name="ce142" office:value-type="string" calcext:value-type="string">
            <text:p>halshs-01514415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office:value-type="string" calcext:value-type="string">
            <text:p>No proceedings</text:p>
          </table:table-cell>
          <table:table-cell table:style-name="ce142" table:number-columns-repeated="3"/>
          <table:table-cell table:style-name="ce246" table:number-columns-repeated="1012"/>
        </table:table-row>
        <table:table-row table:style-name="ro30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Presented 09/2015</text:p>
          </table:table-cell>
          <table:table-cell table:style-name="ce142" office:value-type="string" calcext:value-type="string">
            <text:p>April 2015</text:p>
          </table:table-cell>
          <table:table-cell table:style-name="ce233" office:value-type="string" calcext:value-type="string">
            <text:p>Modeling the emergence of metropolitan transport autorithy in a polycentric urban region</text:p>
          </table:table-cell>
          <table:table-cell table:style-name="ce142" office:value-type="string" calcext:value-type="string">
            <text:p>Le Nechet F., Raimbault J.</text:p>
          </table:table-cell>
          <table:table-cell table:style-name="ce142" office:value-type="string" calcext:value-type="string">
            <text:p>ECTQG 2015</text:p>
          </table:table-cell>
          <table:table-cell table:style-name="ce142" office:value-type="string" calcext:value-type="string">
            <text:p>halshs-01272236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0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Presented 06/2015</text:p>
          </table:table-cell>
          <table:table-cell table:style-name="ce142" office:value-type="string" calcext:value-type="string">
            <text:p>December 2014</text:p>
          </table:table-cell>
          <table:table-cell table:style-name="ce234" office:value-type="string" calcext:value-type="string">
            <text:p>Hybrid Modeling of a Bike-Sharing Transportation System</text:p>
          </table:table-cell>
          <table:table-cell table:style-name="ce142" office:value-type="string" calcext:value-type="string">
            <text:p>Raimbault J.</text:p>
          </table:table-cell>
          <table:table-cell table:style-name="ce242" office:value-type="string" calcext:value-type="string">
            <text:p>ICCSS 2015</text:p>
          </table:table-cell>
          <table:table-cell table:style-name="ce142" office:value-type="string" calcext:value-type="string">
            <text:p>halshs-01330627</text:p>
          </table:table-cell>
          <table:table-cell table:style-name="ce142" office:value-type="string" calcext:value-type="string">
            <text:p>Poster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7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40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241" office:value-type="string" calcext:value-type="string">
            <text:p><text:span text:style-name="T6">Raimbault J., Gonzales, J.</text:span></text:p>
          </table:table-cell>
          <table:table-cell table:style-name="ce243" office:value-type="string" calcext:value-type="string">
            <text:p>Rencontres du Labex Dynamite</text:p>
          </table:table-cell>
          <table:table-cell table:style-name="ce142" office:value-type="string" calcext:value-type="string">
            <text:p>halshs-01860296</text:p>
          </table:table-cell>
          <table:table-cell table:style-name="ce142" office:value-type="string" calcext:value-type="string">
            <text:p>Poster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29" table:number-rows-repeated="1048543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Seminars" table:style-name="ta1">
        <table:table-column table:style-name="co18" table:default-cell-style-name="ce151"/>
        <table:table-column table:style-name="co26" table:default-cell-style-name="ce78"/>
        <table:table-column table:style-name="co27" table:default-cell-style-name="ce78"/>
        <table:table-column table:style-name="co27" table:default-cell-style-name="ce151"/>
        <table:table-column table:style-name="co28" table:default-cell-style-name="ce151"/>
        <table:table-column table:style-name="co18" table:number-columns-repeated="1019" table:default-cell-style-name="Default"/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40">
          <table:table-cell table:style-name="Default" table:number-columns-repeated="5"/>
          <table:table-cell table:number-columns-repeated="1019"/>
        </table:table-row>
        <table:table-row table:style-name="ro41"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Title</text:p>
          </table:table-cell>
          <table:table-cell table:style-name="ce76" office:value-type="string" calcext:value-type="string">
            <text:p>Seminar</text:p>
          </table:table-cell>
          <table:table-cell table:style-name="ce76" office:value-type="string" calcext:value-type="string">
            <text:p>Place</text:p>
          </table:table-cell>
          <table:table-cell table:number-columns-repeated="1019"/>
        </table:table-row>
        <table:table-row table:style-name="ro2">
          <table:table-cell table:style-name="ce77" table:number-columns-repeated="5"/>
          <table:table-cell table:number-columns-repeated="1019"/>
        </table:table-row>
        <table:table-row table:style-name="ro2">
          <table:table-cell table:style-name="ce77"/>
          <table:table-cell table:style-name="ce77" office:value-type="string" calcext:value-type="string">
            <text:p>21/11/2018</text:p>
          </table:table-cell>
          <table:table-cell table:style-name="ce77"/>
          <table:table-cell table:style-name="ce77" office:value-type="string" calcext:value-type="string">
            <text:p>Seminaire Patents U Giessen</text:p>
          </table:table-cell>
          <table:table-cell table:style-name="ce77"/>
          <table:table-cell table:number-columns-repeated="1019"/>
        </table:table-row>
        <table:table-row table:style-name="ro42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09/10/18</text:p>
          </table:table-cell>
          <table:table-cell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style-name="ce79" table:number-columns-repeated="1019"/>
        </table:table-row>
        <table:table-row table:style-name="ro2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2/05/18</text:p>
          </table:table-cell>
          <table:table-cell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style-name="ce79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style-name="ce79"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table:style-name="ce151" office:value-type="string" calcext:value-type="string">
            <text:p>22/10/2017</text:p>
          </table:table-cell>
          <table:table-cell table:style-name="ce151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style-name="ce79" table:number-columns-repeated="1019"/>
        </table:table-row>
      </table:table>
      <table:table table:name="ScientificActivity" table:style-name="ta1">
        <table:table-column table:style-name="co18" table:default-cell-style-name="ce249"/>
        <table:table-column table:style-name="co29" table:default-cell-style-name="ce249"/>
        <table:table-column table:style-name="co30" table:default-cell-style-name="ce249"/>
        <table:table-column table:style-name="co31" table:default-cell-style-name="ce249"/>
        <table:table-column table:style-name="co32" table:default-cell-style-name="ce249"/>
        <table:table-column table:style-name="co33" table:default-cell-style-name="ce249"/>
        <table:table-column table:style-name="co18" table:number-columns-repeated="1018" table:default-cell-style-name="ce249"/>
        <table:table-row table:style-name="ro2" table:number-rows-repeated="2">
          <table:table-cell table:number-columns-repeated="1024"/>
        </table:table-row>
        <table:table-row table:style-name="ro2">
          <table:table-cell table:style-name="ce250" office:value-type="string" calcext:value-type="string">
            <text:p>Status</text:p>
          </table:table-cell>
          <table:table-cell table:style-name="ce250" office:value-type="string" calcext:value-type="string">
            <text:p>Horizon</text:p>
          </table:table-cell>
          <table:table-cell table:style-name="ce250" office:value-type="string" calcext:value-type="string">
            <text:p>Type</text:p>
          </table:table-cell>
          <table:table-cell table:style-name="ce250" office:value-type="string" calcext:value-type="string">
            <text:p>Date</text:p>
          </table:table-cell>
          <table:table-cell table:style-name="ce250" office:value-type="string" calcext:value-type="string">
            <text:p>Title</text:p>
          </table:table-cell>
          <table:table-cell table:style-name="ce250" office:value-type="string" calcext:value-type="string">
            <text:p>Place</text:p>
          </table:table-cell>
          <table:table-cell table:style-name="ce250" office:value-type="string" calcext:value-type="string">
            <text:p>Info</text:p>
          </table:table-cell>
          <table:table-cell table:style-name="ce250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Mediation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Incubateur mediation CNRS</text:p>
          </table:table-cell>
          <table:table-cell office:value-type="string" calcext:value-type="string">
            <text:p>IS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/>
          <table:table-cell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New methods and epistemologies to explore simulation models</text:p>
          </table:table-cell>
          <table:table-cell office:value-type="string" calcext:value-type="string">
            <text:p>Thessaloniqu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 : Bridges between economics and geography</text:p>
          </table:table-cell>
          <table:table-cell office:value-type="string" calcext:value-type="string">
            <text:p>Yor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 : Spatio-temporal behavior in complex urban systems</text:p>
          </table:table-cell>
          <table:table-cell office:value-type="string" calcext:value-type="string">
            <text:p>Guangzhou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4</text:p>
          </table:table-cell>
          <table:table-cell office:value-type="string" calcext:value-type="string">
            <text:p>Top-down and bottom approaches in urban modeling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4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36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44" office:value-type="string" calcext:value-type="string">
            <text:p>Number of reviews</text:p>
          </table:table-cell>
          <table:table-cell table:style-name="ce244" office:value-type="string" calcext:value-type="string">
            <text:p>Since</text:p>
          </table:table-cell>
          <table:table-cell table:style-name="ce244" office:value-type="string" calcext:value-type="string">
            <text:p>Journal</text:p>
          </table:table-cell>
          <table:table-cell table:style-name="ce244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8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48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48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7" table:default-cell-style-name="ce151"/>
        <table:table-column table:style-name="co38" table:default-cell-style-name="ce151"/>
        <table:table-column table:style-name="co39" table:default-cell-style-name="ce151"/>
        <table:table-column table:style-name="co40" table:default-cell-style-name="ce151"/>
        <table:table-column table:style-name="co18" table:default-cell-style-name="ce151"/>
        <table:table-column table:style-name="co18" table:number-columns-repeated="1019" table:default-cell-style-name="ce79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Period</text:p>
          </table:table-cell>
          <table:table-cell table:style-name="ce76" office:value-type="string" calcext:value-type="string">
            <text:p>Title</text:p>
          </table:table-cell>
          <table:table-cell table:style-name="ce76" office:value-type="string" calcext:value-type="string">
            <text:p>Institution</text:p>
          </table:table-cell>
          <table:table-cell table:style-name="ce76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77" table:number-columns-repeated="5"/>
          <table:table-cell table:style-name="Default" table:number-columns-repeated="1019"/>
        </table:table-row>
        <table:table-row table:style-name="ro2">
          <table:table-cell table:style-name="ce87" office:value-type="string" calcext:value-type="string">
            <text:p>forthcoming</text:p>
          </table:table-cell>
          <table:table-cell table:style-name="ce88" office:value-type="string" calcext:value-type="string">
            <text:p>04/12/2018 ; 08/01/2018</text:p>
          </table:table-cell>
          <table:table-cell table:style-name="ce87" office:value-type="string" calcext:value-type="string">
            <text:p>Modeling mobility</text:p>
          </table:table-cell>
          <table:table-cell table:style-name="ce87" office:value-type="string" calcext:value-type="string">
            <text:p>ENPC</text:p>
          </table:table-cell>
          <table:table-cell table:style-name="ce87"/>
          <table:table-cell table:style-name="ce89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78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44" office:value-type="string" calcext:value-type="string">
            <text:p>Status</text:p>
          </table:table-cell>
          <table:table-cell table:style-name="ce244" office:value-type="string" calcext:value-type="string">
            <text:p>Title</text:p>
          </table:table-cell>
          <table:table-cell table:style-name="ce244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6">
          <table:table-cell/>
          <table:table-cell table:style-name="ce251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51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251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3" table:default-cell-style-name="Default"/>
        <table:table-column table:style-name="co8" table:default-cell-style-name="Default"/>
        <table:table-column table:style-name="co44" table:default-cell-style-name="Default"/>
        <table:table-column table:style-name="co45" table:default-cell-style-name="ce127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8" table:number-columns-repeated="1015" table:default-cell-style-name="Default"/>
        <table:table-row table:style-name="ro47" table:number-rows-repeated="4">
          <table:table-cell table:number-columns-repeated="1024"/>
        </table:table-row>
        <table:table-row table:style-name="ro48">
          <table:table-cell table:number-columns-repeated="1024"/>
        </table:table-row>
        <table:table-row table:style-name="ro49">
          <table:table-cell table:style-name="ce127" office:value-type="string" calcext:value-type="string">
            <text:p>-1 : pending ; 1 : passed with action ; 0 : ignored</text:p>
          </table:table-cell>
          <table:table-cell table:style-name="ce127"/>
          <table:table-cell table:style-name="ce127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0">
          <table:table-cell table:style-name="ce252" office:value-type="string" calcext:value-type="string">
            <text:p>Status</text:p>
          </table:table-cell>
          <table:table-cell table:style-name="ce252" office:value-type="string" calcext:value-type="string">
            <text:p>Priority</text:p>
          </table:table-cell>
          <table:table-cell table:style-name="ce252" office:value-type="string" calcext:value-type="string">
            <text:p>Accepted</text:p>
          </table:table-cell>
          <table:table-cell table:style-name="ce263" office:value-type="string" calcext:value-type="string">
            <text:p>Deadline Call For Papers</text:p>
          </table:table-cell>
          <table:table-cell table:style-name="ce252" office:value-type="string" calcext:value-type="string">
            <text:p>Name</text:p>
          </table:table-cell>
          <table:table-cell table:style-name="ce252" office:value-type="string" calcext:value-type="string">
            <text:p>Domain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Place</text:p>
          </table:table-cell>
          <table:table-cell table:style-name="ce252" office:value-type="string" calcext:value-type="string">
            <text:p>Website</text:p>
          </table:table-cell>
          <table:table-cell table:style-name="ce280" table:number-columns-repeated="1015"/>
        </table:table-row>
        <table:table-row table:style-name="ro50">
          <table:table-cell table:style-name="ce253" table:number-columns-repeated="3"/>
          <table:table-cell table:style-name="ce264"/>
          <table:table-cell table:style-name="ce253" table:number-columns-repeated="5"/>
          <table:table-cell table:style-name="ce281" table:number-columns-repeated="1015"/>
        </table:table-row>
        <table:table-row table:style-name="ro50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5"/>
          <table:table-cell table:style-name="ce254" office:value-type="string" calcext:value-type="string">
            <text:p>CCS 2019</text:p>
          </table:table-cell>
          <table:table-cell table:style-name="ce254"/>
          <table:table-cell table:style-name="ce254" office:value-type="string" calcext:value-type="string">
            <text:p>30 September – 4 October 2019</text:p>
          </table:table-cell>
          <table:table-cell table:style-name="ce254" office:value-type="string" calcext:value-type="string">
            <text:p>Singapore</text:p>
          </table:table-cell>
          <table:table-cell table:style-name="ce254"/>
          <table:table-cell table:style-name="ce281" table:number-columns-repeated="1015"/>
        </table:table-row>
        <table:table-row table:style-name="ro50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5"/>
          <table:table-cell table:style-name="ce254" office:value-type="string" calcext:value-type="string">
            <text:p>Alife 2019</text:p>
          </table:table-cell>
          <table:table-cell table:style-name="ce254"/>
          <table:table-cell table:style-name="ce254" office:value-type="string" calcext:value-type="string">
            <text:p>29 July – 2 August 2019</text:p>
          </table:table-cell>
          <table:table-cell table:style-name="ce254" table:number-columns-repeated="2"/>
          <table:table-cell table:style-name="ce281" table:number-columns-repeated="1015"/>
        </table:table-row>
        <table:table-row table:style-name="ro50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5" office:value-type="string" calcext:value-type="string">
            <text:p>30/01/2019</text:p>
          </table:table-cell>
          <table:table-cell table:style-name="ce254" office:value-type="string" calcext:value-type="string">
            <text:p>GECCO 2019</text:p>
          </table:table-cell>
          <table:table-cell table:style-name="ce254"/>
          <table:table-cell table:style-name="ce254" office:value-type="string" calcext:value-type="string">
            <text:p>13-17 July 2019</text:p>
          </table:table-cell>
          <table:table-cell table:style-name="ce254" office:value-type="string" calcext:value-type="string">
            <text:p>Prague</text:p>
          </table:table-cell>
          <table:table-cell table:style-name="ce254" office:value-type="string" calcext:value-type="string">
            <text:p>https://gecco-2019.sigevo.org/index.html/tiki-index.php?page=Call%20for%20Papers</text:p>
          </table:table-cell>
          <table:table-cell table:style-name="ce281" table:number-columns-repeated="1015"/>
        </table:table-row>
        <table:table-row table:style-name="ro50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6" office:value-type="date" office:date-value="2019-05-02" calcext:value-type="date">
            <text:p>05/02/19</text:p>
          </table:table-cell>
          <table:table-cell table:style-name="ce254" office:value-type="string" calcext:value-type="string">
            <text:p>IC2S2 2019</text:p>
          </table:table-cell>
          <table:table-cell table:style-name="ce254" office:value-type="string" calcext:value-type="string">
            <text:p>Computational Social Science</text:p>
          </table:table-cell>
          <table:table-cell table:style-name="ce254" office:value-type="string" calcext:value-type="string">
            <text:p>17-20 July 2019</text:p>
          </table:table-cell>
          <table:table-cell table:style-name="ce254" office:value-type="string" calcext:value-type="string">
            <text:p>Amsterdam</text:p>
          </table:table-cell>
          <table:table-cell table:style-name="ce254" office:value-type="string" calcext:value-type="string">
            <text:p>https://2019.ic2s2.org/</text:p>
          </table:table-cell>
          <table:table-cell table:style-name="ce281" table:number-columns-repeated="1015"/>
        </table:table-row>
        <table:table-row table:style-name="ro50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6" office:value-type="string" calcext:value-type="string">
            <text:p>15/10/2018</text:p>
          </table:table-cell>
          <table:table-cell table:style-name="ce254" office:value-type="string" calcext:value-type="string">
            <text:p>AAG 2019</text:p>
          </table:table-cell>
          <table:table-cell table:style-name="ce254" office:value-type="string" calcext:value-type="string">
            <text:p>Geography</text:p>
          </table:table-cell>
          <table:table-cell table:style-name="ce254" office:value-type="string" calcext:value-type="string">
            <text:p>3-7th April 2019</text:p>
          </table:table-cell>
          <table:table-cell table:style-name="ce254" office:value-type="string" calcext:value-type="string">
            <text:p>Washington</text:p>
          </table:table-cell>
          <table:table-cell table:style-name="ce254" office:value-type="string" calcext:value-type="string">
            <text:p>Session Urban Networks : https://www.urbannetworks.org/aag2019</text:p>
          </table:table-cell>
          <table:table-cell table:style-name="ce281" table:number-columns-repeated="1015"/>
        </table:table-row>
        <table:table-row table:style-name="ro50">
          <table:table-cell table:style-name="ce255" office:value-type="float" office:value="1" calcext:value-type="float">
            <text:p>1</text:p>
          </table:table-cell>
          <table:table-cell table:style-name="ce255" table:number-columns-repeated="2"/>
          <table:table-cell table:style-name="ce267" office:value-type="string" calcext:value-type="string">
            <text:p>30/09/2018</text:p>
          </table:table-cell>
          <table:table-cell table:style-name="ce255" office:value-type="string" calcext:value-type="string">
            <text:p>Rochebrune 2019</text:p>
          </table:table-cell>
          <table:table-cell table:style-name="ce255" office:value-type="string" calcext:value-type="string">
            <text:p>Interdisciplinary</text:p>
          </table:table-cell>
          <table:table-cell table:style-name="ce255" office:value-type="string" calcext:value-type="string">
            <text:p>13-20 January 2019</text:p>
          </table:table-cell>
          <table:table-cell table:style-name="ce255" office:value-type="string" calcext:value-type="string">
            <text:p>Megeve</text:p>
          </table:table-cell>
          <table:table-cell table:style-name="ce255" office:value-type="string" calcext:value-type="string">
            <text:p>https://rochebrune.cirad.fr/</text:p>
          </table:table-cell>
          <table:table-cell table:style-name="ce282" table:number-columns-repeated="1015"/>
        </table:table-row>
        <table:table-row table:style-name="ro50">
          <table:table-cell table:style-name="ce256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68" office:value-type="string" calcext:value-type="string">
            <text:p>15/09/2018</text:p>
          </table:table-cell>
          <table:table-cell table:style-name="ce256" office:value-type="string" calcext:value-type="string">
            <text:p>GA 2018</text:p>
          </table:table-cell>
          <table:table-cell table:style-name="ce256" office:value-type="string" calcext:value-type="string">
            <text:p>Generative Art</text:p>
          </table:table-cell>
          <table:table-cell table:style-name="ce256" office:value-type="string" calcext:value-type="string">
            <text:p>18-20th December 2018</text:p>
          </table:table-cell>
          <table:table-cell table:style-name="ce256" office:value-type="string" calcext:value-type="string">
            <text:p>Verona</text:p>
          </table:table-cell>
          <table:table-cell table:style-name="ce256" office:value-type="string" calcext:value-type="string">
            <text:p>https://www.generativeart.com/</text:p>
          </table:table-cell>
          <table:table-cell table:style-name="ce283" table:number-columns-repeated="1015"/>
        </table:table-row>
        <table:table-row table:style-name="ro50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2" office:value-type="string" calcext:value-type="string">
            <text:p>16/09/2018</text:p>
          </table:table-cell>
          <table:table-cell table:style-name="ce257" office:value-type="string" calcext:value-type="string">
            <text:p>MARAMI 2018</text:p>
          </table:table-cell>
          <table:table-cell table:style-name="ce257" office:value-type="string" calcext:value-type="string">
            <text:p>Complex Networks</text:p>
          </table:table-cell>
          <table:table-cell table:style-name="ce257" office:value-type="string" calcext:value-type="string">
            <text:p>17-19 October 2018</text:p>
          </table:table-cell>
          <table:table-cell table:style-name="ce257" office:value-type="string" calcext:value-type="string">
            <text:p>Avignon</text:p>
          </table:table-cell>
          <table:table-cell table:style-name="ce257" office:value-type="string" calcext:value-type="string">
            <text:p>https://marami2018.sciencesconf.org/</text:p>
          </table:table-cell>
          <table:table-cell table:style-name="ce284" table:number-columns-repeated="1015"/>
        </table:table-row>
        <table:table-row table:style-name="ro50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string" calcext:value-type="string">
            <text:p>-</text:p>
          </table:table-cell>
          <table:table-cell table:style-name="ce257" office:value-type="string" calcext:value-type="string">
            <text:p>Go Pro 2018</text:p>
          </table:table-cell>
          <table:table-cell table:style-name="ce257" office:value-type="string" calcext:value-type="string">
            <text:p>Interdisciplinary</text:p>
          </table:table-cell>
          <table:table-cell table:style-name="ce257" office:value-type="string" calcext:value-type="string">
            <text:p>23-25 October 2018</text:p>
          </table:table-cell>
          <table:table-cell table:style-name="ce257" office:value-type="string" calcext:value-type="string">
            <text:p>Paris</text:p>
          </table:table-cell>
          <table:table-cell table:style-name="ce257"/>
          <table:table-cell table:style-name="ce284" table:number-columns-repeated="1015"/>
        </table:table-row>
        <table:table-row table:style-name="ro50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151" office:value-type="string" calcext:value-type="string">
            <text:p>15/07/2018 (invited)</text:p>
          </table:table-cell>
          <table:table-cell table:style-name="ce272" office:value-type="string" calcext:value-type="string">
            <text:p>CFE 2018</text:p>
          </table:table-cell>
          <table:table-cell table:style-name="ce257" office:value-type="string" calcext:value-type="string">
            <text:p>Econometrics</text:p>
          </table:table-cell>
          <table:table-cell table:style-name="ce257" office:value-type="string" calcext:value-type="string">
            <text:p>14-16 December 2018</text:p>
          </table:table-cell>
          <table:table-cell table:style-name="ce257" office:value-type="string" calcext:value-type="string">
            <text:p>Pisa</text:p>
          </table:table-cell>
          <table:table-cell table:style-name="ce257" office:value-type="string" calcext:value-type="string">
            <text:p>http://www.cfenetwork.org/CFE2018/</text:p>
          </table:table-cell>
          <table:table-cell table:style-name="ce284" table:number-columns-repeated="1015"/>
        </table:table-row>
        <table:table-row table:style-name="ro50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string" calcext:value-type="string">
            <text:p>25/07/2018</text:p>
          </table:table-cell>
          <table:table-cell table:style-name="ce257" office:value-type="string" calcext:value-type="string">
            <text:p>CJC Pacte Citeres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15 novembre</text:p>
          </table:table-cell>
          <table:table-cell table:style-name="ce257" office:value-type="string" calcext:value-type="string">
            <text:p>Grenoble</text:p>
          </table:table-cell>
          <table:table-cell table:style-name="ce257" office:value-type="string" calcext:value-type="string">
            <text:p>https://cjcpacteciteres.sciencesconf.org/</text:p>
          </table:table-cell>
          <table:table-cell table:style-name="ce284" table:number-columns-repeated="1015"/>
        </table:table-row>
        <table:table-row table:style-name="ro50">
          <table:table-cell table:style-name="ce258" office:value-type="float" office:value="1" calcext:value-type="float">
            <text:p>1</text:p>
          </table:table-cell>
          <table:table-cell table:style-name="ce258"/>
          <table:table-cell table:style-name="ce258" office:value-type="float" office:value="-1" calcext:value-type="float">
            <text:p>-1</text:p>
          </table:table-cell>
          <table:table-cell table:style-name="ce270" office:value-type="date" office:date-value="2018-05-18" calcext:value-type="date">
            <text:p>05/18/18</text:p>
          </table:table-cell>
          <table:table-cell table:style-name="ce258" office:value-type="string" calcext:value-type="string">
            <text:p>CSDM 2018</text:p>
          </table:table-cell>
          <table:table-cell table:style-name="ce258" office:value-type="string" calcext:value-type="string">
            <text:p>Industrial CS</text:p>
          </table:table-cell>
          <table:table-cell table:style-name="ce258" office:value-type="string" calcext:value-type="string">
            <text:p>18-19 December 2018</text:p>
          </table:table-cell>
          <table:table-cell table:style-name="ce258" office:value-type="string" calcext:value-type="string">
            <text:p>Paris</text:p>
          </table:table-cell>
          <table:table-cell table:style-name="ce258"/>
          <table:table-cell table:style-name="ce285" table:number-columns-repeated="1015"/>
        </table:table-row>
        <table:table-row table:style-name="ro51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string" calcext:value-type="string">
            <text:p>30/03/2018 : satellites ; 30/04/2018 : abstracts</text:p>
          </table:table-cell>
          <table:table-cell table:style-name="ce257" office:value-type="string" calcext:value-type="string">
            <text:p>CCS 2018</text:p>
          </table:table-cell>
          <table:table-cell table:style-name="ce257" office:value-type="string" calcext:value-type="string">
            <text:p>Complex Systems</text:p>
          </table:table-cell>
          <table:table-cell table:style-name="ce257" office:value-type="string" calcext:value-type="string">
            <text:p>23-28 September 2018</text:p>
          </table:table-cell>
          <table:table-cell table:style-name="ce257" office:value-type="string" calcext:value-type="string">
            <text:p>Thessalonique</text:p>
          </table:table-cell>
          <table:table-cell table:style-name="ce257" office:value-type="string" calcext:value-type="string">
            <text:p>http://ccs2018.web.auth.gr/</text:p>
          </table:table-cell>
          <table:table-cell table:style-name="ce284" table:number-columns-repeated="1015"/>
        </table:table-row>
        <table:table-row table:style-name="ro50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8-03-19" calcext:value-type="date">
            <text:p>03/19/18</text:p>
          </table:table-cell>
          <table:table-cell table:style-name="ce257" office:value-type="string" calcext:value-type="string">
            <text:p>Alife 2018</text:p>
          </table:table-cell>
          <table:table-cell table:style-name="ce257" office:value-type="string" calcext:value-type="string">
            <text:p>Artificial Life</text:p>
          </table:table-cell>
          <table:table-cell table:style-name="ce257" office:value-type="string" calcext:value-type="string">
            <text:p>23-27 July 2018</text:p>
          </table:table-cell>
          <table:table-cell table:style-name="ce257" office:value-type="string" calcext:value-type="string">
            <text:p>Tokyo</text:p>
          </table:table-cell>
          <table:table-cell table:style-name="ce257" office:value-type="string" calcext:value-type="string">
            <text:p>http://alife2018.alife.cs.is.nagoya-u.ac.jp/</text:p>
          </table:table-cell>
          <table:table-cell table:style-name="ce284" table:number-columns-repeated="1015"/>
        </table:table-row>
        <table:table-row table:style-name="ro50">
          <table:table-cell table:style-name="ce256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71" office:value-type="date" office:date-value="2017-08-31" calcext:value-type="date">
            <text:p>08/31/17</text:p>
          </table:table-cell>
          <table:table-cell table:style-name="ce256" office:value-type="string" calcext:value-type="string">
            <text:p>CIST 2018</text:p>
          </table:table-cell>
          <table:table-cell table:style-name="ce256" office:value-type="string" calcext:value-type="string">
            <text:p>Territorial Sciences</text:p>
          </table:table-cell>
          <table:table-cell table:style-name="ce256" office:value-type="string" calcext:value-type="string">
            <text:p>22-23 Mars 2018</text:p>
          </table:table-cell>
          <table:table-cell table:style-name="ce256" office:value-type="string" calcext:value-type="string">
            <text:p>Rouen</text:p>
          </table:table-cell>
          <table:table-cell table:style-name="ce256" office:value-type="string" calcext:value-type="string">
            <text:p>https://cist2018.sciencesconf.org/resource/page/id/22</text:p>
          </table:table-cell>
          <table:table-cell table:style-name="ce283" table:number-columns-repeated="1015"/>
        </table:table-row>
        <table:table-row table:style-name="ro50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9-15" calcext:value-type="date">
            <text:p>09/15/17</text:p>
          </table:table-cell>
          <table:table-cell table:style-name="ce257" office:value-type="string" calcext:value-type="string">
            <text:p>Rochebrune 2018</text:p>
          </table:table-cell>
          <table:table-cell table:style-name="ce257" office:value-type="string" calcext:value-type="string">
            <text:p>Interdisciplinary</text:p>
          </table:table-cell>
          <table:table-cell table:style-name="ce257" office:value-type="string" calcext:value-type="string">
            <text:p>Janvier 2017</text:p>
          </table:table-cell>
          <table:table-cell table:style-name="ce257" office:value-type="string" calcext:value-type="string">
            <text:p>Megeve</text:p>
          </table:table-cell>
          <table:table-cell table:style-name="ce257"/>
          <table:table-cell table:style-name="ce284" table:number-columns-repeated="1015"/>
        </table:table-row>
        <table:table-row table:style-name="ro52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2" office:value-type="string" calcext:value-type="string">
            <text:p>05/05/17 : Symposiums ; 31/05/2017 : Abstracts</text:p>
          </table:table-cell>
          <table:table-cell table:style-name="ce257" office:value-type="string" calcext:value-type="string">
            <text:p>ECTQG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7-11 September 2017</text:p>
          </table:table-cell>
          <table:table-cell table:style-name="ce257" office:value-type="string" calcext:value-type="string">
            <text:p>York</text:p>
          </table:table-cell>
          <table:table-cell table:style-name="ce257" office:value-type="string" calcext:value-type="string">
            <text:p>http://www.geog.leeds.ac.uk/ectqg17//home.html</text:p>
          </table:table-cell>
          <table:table-cell table:style-name="ce284" table:number-columns-repeated="1015"/>
        </table:table-row>
        <table:table-row table:style-name="ro52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4-15" calcext:value-type="date">
            <text:p>04/15/17</text:p>
          </table:table-cell>
          <table:table-cell table:style-name="ce257" office:value-type="string" calcext:value-type="string">
            <text:p>GeoComputation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4-7 September 2017</text:p>
          </table:table-cell>
          <table:table-cell table:style-name="ce257" office:value-type="string" calcext:value-type="string">
            <text:p>Leeds</text:p>
          </table:table-cell>
          <table:table-cell table:style-name="ce257" office:value-type="string" calcext:value-type="string">
            <text:p>http://www.geocomputation.org/2017/conference/</text:p>
          </table:table-cell>
          <table:table-cell table:style-name="ce284" table:number-columns-repeated="1015"/>
        </table:table-row>
        <table:table-row table:style-name="ro52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2" office:value-type="string" calcext:value-type="string">
            <text:p>31/04/2017</text:p>
          </table:table-cell>
          <table:table-cell table:style-name="ce257" office:value-type="string" calcext:value-type="string">
            <text:p>SAGEO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6-9 November 2017</text:p>
          </table:table-cell>
          <table:table-cell table:style-name="ce257" office:value-type="string" calcext:value-type="string">
            <text:p>Rouen</text:p>
          </table:table-cell>
          <table:table-cell table:style-name="ce257" office:value-type="string" calcext:value-type="string">
            <text:p>https://sageo2017.sciencesconf.org/</text:p>
          </table:table-cell>
          <table:table-cell table:style-name="ce284" table:number-columns-repeated="1015"/>
        </table:table-row>
        <table:table-row table:style-name="ro52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4-22" calcext:value-type="date">
            <text:p>04/22/17</text:p>
          </table:table-cell>
          <table:table-cell table:style-name="ce257" office:value-type="string" calcext:value-type="string">
            <text:p>CSDM 2017</text:p>
          </table:table-cell>
          <table:table-cell table:style-name="ce257" office:value-type="string" calcext:value-type="string">
            <text:p>Industrial CS</text:p>
          </table:table-cell>
          <table:table-cell table:style-name="ce257" office:value-type="string" calcext:value-type="string">
            <text:p>12-13 December 2017</text:p>
          </table:table-cell>
          <table:table-cell table:style-name="ce257" office:value-type="string" calcext:value-type="string">
            <text:p>Paris</text:p>
          </table:table-cell>
          <table:table-cell table:style-name="ce257" office:value-type="string" calcext:value-type="string">
            <text:p>http://www.2017.csdm.fr/</text:p>
          </table:table-cell>
          <table:table-cell table:style-name="ce284" table:number-columns-repeated="1015"/>
        </table:table-row>
        <table:table-row table:style-name="ro50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3-10" calcext:value-type="date">
            <text:p>03/10/17</text:p>
          </table:table-cell>
          <table:table-cell table:style-name="ce257" office:value-type="string" calcext:value-type="string">
            <text:p>CCS 2017</text:p>
          </table:table-cell>
          <table:table-cell table:style-name="ce257" office:value-type="string" calcext:value-type="string">
            <text:p>Complex Systems</text:p>
          </table:table-cell>
          <table:table-cell table:style-name="ce257" office:value-type="string" calcext:value-type="string">
            <text:p>17-22 September 2017</text:p>
          </table:table-cell>
          <table:table-cell table:style-name="ce257" office:value-type="string" calcext:value-type="string">
            <text:p>Cancun</text:p>
          </table:table-cell>
          <table:table-cell table:style-name="ce257" office:value-type="string" calcext:value-type="string">
            <text:p>http://ccs17.unam.mx/</text:p>
          </table:table-cell>
          <table:table-cell table:style-name="ce284" table:number-columns-repeated="1015"/>
        </table:table-row>
        <table:table-row table:style-name="ro50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6-12-20" calcext:value-type="date">
            <text:p>12/20/16</text:p>
          </table:table-cell>
          <table:table-cell table:style-name="ce257" office:value-type="string" calcext:value-type="string">
            <text:p>TheoQuant 2017</text:p>
          </table:table-cell>
          <table:table-cell table:style-name="ce257"/>
          <table:table-cell table:style-name="ce257" office:value-type="string" calcext:value-type="string">
            <text:p>17-19 May 2017</text:p>
          </table:table-cell>
          <table:table-cell table:style-name="ce257" office:value-type="string" calcext:value-type="string">
            <text:p>Besancon</text:p>
          </table:table-cell>
          <table:table-cell table:style-name="ce257" office:value-type="string" calcext:value-type="string">
            <text:p>http://thema.univ-fcomte.fr/theoq/fr/index.php</text:p>
          </table:table-cell>
          <table:table-cell table:style-name="ce284" table:number-columns-repeated="1015"/>
        </table:table-row>
        <table:table-row table:style-name="ro50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6-12-01" calcext:value-type="date">
            <text:p>12/01/16</text:p>
          </table:table-cell>
          <table:table-cell table:style-name="ce257" office:value-type="string" calcext:value-type="string">
            <text:p>UrbanChina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5-6 May 2017</text:p>
          </table:table-cell>
          <table:table-cell table:style-name="ce257" office:value-type="string" calcext:value-type="string">
            <text:p>London</text:p>
          </table:table-cell>
          <table:table-cell table:style-name="ce257" office:value-type="string" calcext:value-type="string">
            <text:p>https://urban-china.org/urbanchina2017/</text:p>
          </table:table-cell>
          <table:table-cell table:style-name="ce284" table:number-columns-repeated="1015"/>
        </table:table-row>
        <table:table-row table:style-name="ro50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1-30" calcext:value-type="date">
            <text:p>01/30/17</text:p>
          </table:table-cell>
          <table:table-cell table:style-name="ce257" office:value-type="string" calcext:value-type="string">
            <text:p>JIG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8 April 2017</text:p>
          </table:table-cell>
          <table:table-cell table:style-name="ce257" office:value-type="string" calcext:value-type="string">
            <text:p>Paris</text:p>
          </table:table-cell>
          <table:table-cell table:style-name="ce257"/>
          <table:table-cell table:style-name="ce284" table:number-columns-repeated="1015"/>
        </table:table-row>
        <table:table-row table:style-name="ro50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6-11-30" calcext:value-type="date">
            <text:p>11/30/16</text:p>
          </table:table-cell>
          <table:table-cell table:style-name="ce260" office:value-type="string" calcext:value-type="string">
            <text:p>EWGT 2017</text:p>
          </table:table-cell>
          <table:table-cell table:style-name="ce260" office:value-type="string" calcext:value-type="string">
            <text:p>Transportation Science</text:p>
          </table:table-cell>
          <table:table-cell table:style-name="ce257" office:value-type="string" calcext:value-type="string">
            <text:p>4-6 September 2017</text:p>
          </table:table-cell>
          <table:table-cell table:style-name="ce257" office:value-type="string" calcext:value-type="string">
            <text:p>Budapest</text:p>
          </table:table-cell>
          <table:table-cell table:style-name="ce257" office:value-type="string" calcext:value-type="string">
            <text:p>http://ewgt2017.bme.hu/submission/</text:p>
          </table:table-cell>
          <table:table-cell table:style-name="ce286" table:number-columns-repeated="1015"/>
        </table:table-row>
        <table:table-row table:style-name="ro50">
          <table:table-cell table:style-name="ce259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68"/>
          <table:table-cell table:style-name="ce261" office:value-type="string" calcext:value-type="string">
            <text:p>Rochebrune 2017</text:p>
          </table:table-cell>
          <table:table-cell table:style-name="ce256" office:value-type="string" calcext:value-type="string">
            <text:p>Interdisciplinary</text:p>
          </table:table-cell>
          <table:table-cell table:style-name="ce279" table:number-columns-repeated="3"/>
          <table:table-cell table:style-name="ce287" table:number-columns-repeated="1015"/>
        </table:table-row>
        <table:table-row table:style-name="ro50">
          <table:table-cell table:style-name="ce259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68"/>
          <table:table-cell table:style-name="ce261" office:value-type="string" calcext:value-type="string">
            <text:p>Saso2016</text:p>
          </table:table-cell>
          <table:table-cell table:style-name="ce256" office:value-type="string" calcext:value-type="string">
            <text:p>Computer Science</text:p>
          </table:table-cell>
          <table:table-cell table:style-name="ce279" table:number-columns-repeated="2"/>
          <table:table-cell table:style-name="ce256" office:value-type="string" calcext:value-type="string">
            <text:p>https://saso2016.informatik.uni-augsburg.de/</text:p>
          </table:table-cell>
          <table:table-cell table:style-name="ce287" table:number-columns-repeated="1015"/>
        </table:table-row>
        <table:table-row table:style-name="ro53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4-16" calcext:value-type="date">
            <text:p>04/16/16</text:p>
          </table:table-cell>
          <table:table-cell table:style-name="ce260" office:value-type="string" calcext:value-type="string">
            <text:p>CSDM 2016</text:p>
          </table:table-cell>
          <table:table-cell table:style-name="ce260" office:value-type="string" calcext:value-type="string">
            <text:p>Industrial CS</text:p>
          </table:table-cell>
          <table:table-cell table:style-name="ce260" office:value-type="string" calcext:value-type="string">
            <text:p>4-7 December 2016</text:p>
          </table:table-cell>
          <table:table-cell table:style-name="ce260" office:value-type="string" calcext:value-type="string">
            <text:p>Paris</text:p>
          </table:table-cell>
          <table:table-cell table:style-name="ce260" office:value-type="string" calcext:value-type="string">
            <text:p>http://www.2016.csdm.fr/</text:p>
          </table:table-cell>
          <table:table-cell table:style-name="ce286" table:number-columns-repeated="1015"/>
        </table:table-row>
        <table:table-row table:style-name="ro50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5-15" calcext:value-type="date">
            <text:p>05/15/16</text:p>
          </table:table-cell>
          <table:table-cell table:style-name="ce260" office:value-type="string" calcext:value-type="string">
            <text:p>CCS 2016</text:p>
          </table:table-cell>
          <table:table-cell table:style-name="ce260" office:value-type="string" calcext:value-type="string">
            <text:p>Complex Systems</text:p>
          </table:table-cell>
          <table:table-cell table:style-name="ce260"/>
          <table:table-cell table:style-name="ce260" office:value-type="string" calcext:value-type="string">
            <text:p>Amsterdam</text:p>
          </table:table-cell>
          <table:table-cell table:style-name="ce260" office:value-type="string" calcext:value-type="string">
            <text:p>http://www.ccs2016.org/</text:p>
          </table:table-cell>
          <table:table-cell table:style-name="ce286" table:number-columns-repeated="1015"/>
        </table:table-row>
        <table:table-row table:style-name="ro54">
          <table:table-cell table:style-name="ce261" office:value-type="float" office:value="0" calcext:value-type="float">
            <text:p>0</text:p>
          </table:table-cell>
          <table:table-cell table:style-name="ce261"/>
          <table:table-cell table:style-name="ce261" office:value-type="float" office:value="0" calcext:value-type="float">
            <text:p>0</text:p>
          </table:table-cell>
          <table:table-cell table:style-name="ce274" office:value-type="date" office:date-value="2016-01-31" calcext:value-type="date">
            <text:p>01/31/16</text:p>
          </table:table-cell>
          <table:table-cell table:style-name="ce261" office:value-type="string" calcext:value-type="string">
            <text:p>IC2S2 2016</text:p>
          </table:table-cell>
          <table:table-cell table:style-name="ce261" office:value-type="string" calcext:value-type="string">
            <text:p>Computational Social Science</text:p>
          </table:table-cell>
          <table:table-cell table:style-name="ce261" table:number-columns-repeated="3"/>
          <table:table-cell table:style-name="ce287" table:number-columns-repeated="1015"/>
        </table:table-row>
        <table:table-row table:style-name="ro54">
          <table:table-cell table:style-name="ce261" office:value-type="float" office:value="0" calcext:value-type="float">
            <text:p>0</text:p>
          </table:table-cell>
          <table:table-cell table:style-name="ce261" office:value-type="string" calcext:value-type="string">
            <text:p>?</text:p>
          </table:table-cell>
          <table:table-cell table:style-name="ce261" office:value-type="float" office:value="0" calcext:value-type="float">
            <text:p>0</text:p>
          </table:table-cell>
          <table:table-cell table:style-name="ce274" office:value-type="date" office:date-value="2016-10-22" calcext:value-type="date">
            <text:p>10/22/16</text:p>
          </table:table-cell>
          <table:table-cell table:style-name="ce261" office:value-type="string" calcext:value-type="string">
            <text:p>AAG 2016</text:p>
          </table:table-cell>
          <table:table-cell table:style-name="ce261" office:value-type="string" calcext:value-type="string">
            <text:p>Geography</text:p>
          </table:table-cell>
          <table:table-cell table:style-name="ce261" office:value-type="string" calcext:value-type="string">
            <text:p>March 2016</text:p>
          </table:table-cell>
          <table:table-cell table:style-name="ce261" office:value-type="string" calcext:value-type="string">
            <text:p>San Francisco</text:p>
          </table:table-cell>
          <table:table-cell table:style-name="ce261"/>
          <table:table-cell table:style-name="ce287" table:number-columns-repeated="1015"/>
        </table:table-row>
        <table:table-row table:style-name="ro54">
          <table:table-cell table:style-name="ce260" office:value-type="float" office:value="1" calcext:value-type="float">
            <text:p>1</text:p>
          </table:table-cell>
          <table:table-cell table:style-name="ce260" office:value-type="string" calcext:value-type="string">
            <text:p>-</text:p>
          </table:table-cell>
          <table:table-cell table:style-name="ce260" office:value-type="float" office:value="1" calcext:value-type="float">
            <text:p>1</text:p>
          </table:table-cell>
          <table:table-cell table:style-name="ce275" office:value-type="string" calcext:value-type="string">
            <text:p><text:span text:style-name="T4">20/01/2016</text:span> 15/02/2016</text:p>
          </table:table-cell>
          <table:table-cell table:style-name="ce260" office:value-type="string" calcext:value-type="string">
            <text:p>EWGT 2016</text:p>
          </table:table-cell>
          <table:table-cell table:style-name="ce260" office:value-type="string" calcext:value-type="string">
            <text:p>Transportation Science</text:p>
          </table:table-cell>
          <table:table-cell table:style-name="ce260" office:value-type="string" calcext:value-type="string">
            <text:p>5-7 September 2016</text:p>
          </table:table-cell>
          <table:table-cell table:style-name="ce260" office:value-type="string" calcext:value-type="string">
            <text:p>Istanbul</text:p>
          </table:table-cell>
          <table:table-cell table:style-name="ce260" office:value-type="string" calcext:value-type="string">
            <text:p>http://ewgt2016.itu.edu.tr/</text:p>
          </table:table-cell>
          <table:table-cell table:style-name="ce286" table:number-columns-repeated="1015"/>
        </table:table-row>
        <table:table-row table:style-name="ro2">
          <table:table-cell table:style-name="ce262" office:value-type="float" office:value="1" calcext:value-type="float">
            <text:p>1</text:p>
          </table:table-cell>
          <table:table-cell table:style-name="ce262"/>
          <table:table-cell table:style-name="ce262" office:value-type="float" office:value="-1" calcext:value-type="float">
            <text:p>-1</text:p>
          </table:table-cell>
          <table:table-cell table:style-name="ce276"/>
          <table:table-cell table:style-name="ce262" office:value-type="string" calcext:value-type="string">
            <text:p>JIG 2016</text:p>
          </table:table-cell>
          <table:table-cell table:style-name="ce262" office:value-type="string" calcext:value-type="string">
            <text:p>Geography</text:p>
          </table:table-cell>
          <table:table-cell table:style-name="ce262" table:number-columns-repeated="3"/>
          <table:table-cell table:style-name="ce288" table:number-columns-repeated="1015"/>
        </table:table-row>
        <table:table-row table:style-name="ro54">
          <table:table-cell table:number-columns-repeated="3" table:style-name="ce260" office:value-type="float" office:value="1" calcext:value-type="float">
            <text:p>1</text:p>
          </table:table-cell>
          <table:table-cell table:style-name="ce273" office:value-type="date" office:date-value="2016-10-15" calcext:value-type="date">
            <text:p>10/15/16</text:p>
          </table:table-cell>
          <table:table-cell table:style-name="ce260" office:value-type="string" calcext:value-type="string">
            <text:p>Rochebrune 2016</text:p>
          </table:table-cell>
          <table:table-cell table:style-name="ce260" office:value-type="string" calcext:value-type="string">
            <text:p>Interdicsiplinary</text:p>
          </table:table-cell>
          <table:table-cell table:style-name="ce260" office:value-type="string" calcext:value-type="string">
            <text:p>17-23 January 2016</text:p>
          </table:table-cell>
          <table:table-cell table:style-name="ce260" office:value-type="string" calcext:value-type="string">
            <text:p>Megeve</text:p>
          </table:table-cell>
          <table:table-cell table:style-name="ce260" office:value-type="string" calcext:value-type="string">
            <text:p>http://rochebrune2016.fr/</text:p>
          </table:table-cell>
          <table:table-cell table:style-name="ce286" table:number-columns-repeated="1015"/>
        </table:table-row>
        <table:table-row table:style-name="ro54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1-23" calcext:value-type="date">
            <text:p>01/23/16</text:p>
          </table:table-cell>
          <table:table-cell table:style-name="ce260" office:value-type="string" calcext:value-type="string">
            <text:p>Santa Fé SS</text:p>
          </table:table-cell>
          <table:table-cell table:style-name="ce260" office:value-type="string" calcext:value-type="string">
            <text:p>Complex Systems</text:p>
          </table:table-cell>
          <table:table-cell table:style-name="ce260" table:number-columns-repeated="2"/>
          <table:table-cell table:style-name="ce260" office:value-type="string" calcext:value-type="string">
            <text:p>http://santafe.edu/education/schools/complex-systems-summer-schools/2016-program-info/</text:p>
          </table:table-cell>
          <table:table-cell table:style-name="ce286" table:number-columns-repeated="1015"/>
        </table:table-row>
        <table:table-row table:style-name="ro54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1-31" calcext:value-type="date">
            <text:p>01/31/16</text:p>
          </table:table-cell>
          <table:table-cell table:style-name="ce260" office:value-type="string" calcext:value-type="string">
            <text:p>RGS 2016</text:p>
          </table:table-cell>
          <table:table-cell table:style-name="ce260" office:value-type="string" calcext:value-type="string">
            <text:p>Geography</text:p>
          </table:table-cell>
          <table:table-cell table:style-name="ce260" office:value-type="string" calcext:value-type="string">
            <text:p>31aug-4 sept 2016</text:p>
          </table:table-cell>
          <table:table-cell table:style-name="ce260" office:value-type="string" calcext:value-type="string">
            <text:p>London</text:p>
          </table:table-cell>
          <table:table-cell table:style-name="ce260"/>
          <table:table-cell table:style-name="ce286" table:number-columns-repeated="1015"/>
        </table:table-row>
        <table:table-row table:style-name="ro55">
          <table:table-cell table:number-columns-repeated="1024"/>
        </table:table-row>
        <table:table-row table:style-name="ro2">
          <table:table-cell table:number-columns-repeated="3"/>
          <table:table-cell table:style-name="ce277"/>
          <table:table-cell table:number-columns-repeated="1020"/>
        </table:table-row>
        <table:table-row table:style-name="ro2">
          <table:table-cell table:number-columns-repeated="3"/>
          <table:table-cell table:style-name="ce278"/>
          <table:table-cell table:number-columns-repeated="1020"/>
        </table:table-row>
        <table:table-row table:style-name="ro55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50" table:default-cell-style-name="Default"/>
        <table:table-column table:style-name="co51" table:default-cell-style-name="Default"/>
        <table:table-column table:style-name="co8" table:default-cell-style-name="ce290"/>
        <table:table-column table:style-name="co52" table:default-cell-style-name="Default"/>
        <table:table-column table:style-name="co8" table:default-cell-style-name="Default"/>
        <table:table-row table:style-name="ro4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7">
          <table:table-cell table:style-name="ce289" office:value-type="string" calcext:value-type="string">
            <text:p>Domain</text:p>
          </table:table-cell>
          <table:table-cell table:style-name="ce289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7" table:number-rows-repeated="2">
          <table:table-cell table:number-columns-repeated="5"/>
        </table:table-row>
        <table:table-row table:style-name="ro4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56">
          <table:table-cell office:value-type="string" calcext:value-type="string" table:number-columns-spanned="1" table:number-rows-spanned="3">
            <text:p>Bibliometrics</text:p>
          </table:table-cell>
          <table:table-cell table:style-name="ce127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5">
          <table:covered-table-cell/>
          <table:table-cell table:style-name="ce127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7">
          <table:covered-table-cell/>
          <table:table-cell table:style-name="ce127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7"/>
        <table:table-column table:style-name="co53" table:default-cell-style-name="ce127"/>
        <table:table-column table:style-name="co54" table:default-cell-style-name="ce127"/>
        <table:table-column table:style-name="co55" table:default-cell-style-name="ce127"/>
        <table:table-column table:style-name="co56" table:default-cell-style-name="ce127"/>
        <table:table-column table:style-name="co57" table:default-cell-style-name="ce127"/>
        <table:table-column table:style-name="co58" table:default-cell-style-name="ce127"/>
        <table:table-column table:style-name="co8" table:number-columns-repeated="1016" table:default-cell-style-name="ce127"/>
        <table:table-row table:style-name="ro2">
          <table:table-cell table:number-columns-repeated="1024"/>
        </table:table-row>
        <table:table-row table:style-name="ro2">
          <table:table-cell table:style-name="ce166" office:value-type="string" calcext:value-type="string">
            <text:p>Status</text:p>
          </table:table-cell>
          <table:table-cell table:style-name="ce166" office:value-type="string" calcext:value-type="string">
            <text:p>Horizon</text:p>
          </table:table-cell>
          <table:table-cell table:style-name="ce166" office:value-type="string" calcext:value-type="string">
            <text:p>Title</text:p>
          </table:table-cell>
          <table:table-cell table:style-name="ce166" office:value-type="string" calcext:value-type="string">
            <text:p>Potential collaborators</text:p>
          </table:table-cell>
          <table:table-cell table:style-name="ce166" office:value-type="string" calcext:value-type="string">
            <text:p>Potential Targets</text:p>
          </table:table-cell>
          <table:table-cell table:style-name="ce166" office:value-type="string" calcext:value-type="string">
            <text:p>Tentative abstract</text:p>
          </table:table-cell>
          <table:table-cell table:style-name="ce166" office:value-type="string" calcext:value-type="string">
            <text:p>Notes/Ideas</text:p>
          </table:table-cell>
          <table:table-cell table:style-name="ce168" office:value-type="string" calcext:value-type="string">
            <text:p>Project</text:p>
          </table:table-cell>
          <table:table-cell table:number-columns-repeated="1016"/>
        </table:table-row>
        <table:table-row table:style-name="ro58">
          <table:table-cell table:style-name="ce168"/>
          <table:table-cell table:style-name="ce166"/>
          <table:table-cell table:style-name="ce168"/>
          <table:table-cell table:style-name="ce167"/>
          <table:table-cell table:style-name="ce166" table:number-columns-repeated="2"/>
          <table:table-cell table:style-name="ce133"/>
          <table:table-cell table:style-name="ce168"/>
          <table:table-cell table:number-columns-repeated="1016"/>
        </table:table-row>
        <table:table-row table:style-name="ro58">
          <table:table-cell table:style-name="ce168"/>
          <table:table-cell table:style-name="ce166"/>
          <table:table-cell table:style-name="ce168" office:value-type="string" calcext:value-type="string">
            <text:p>Linking real estate dynamics with socio-economic profile</text:p>
          </table:table-cell>
          <table:table-cell table:style-name="ce167"/>
          <table:table-cell table:style-name="ce166" table:number-columns-repeated="2"/>
          <table:table-cell table:style-name="ce13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68"/>
          <table:table-cell table:number-columns-repeated="1016"/>
        </table:table-row>
        <table:table-row table:style-name="ro58">
          <table:table-cell table:style-name="ce168"/>
          <table:table-cell table:style-name="ce166"/>
          <table:table-cell table:style-name="ce168" office:value-type="string" calcext:value-type="string">
            <text:p>Beyond Concept Maps : Knowledge Domains as Hypernetworks</text:p>
          </table:table-cell>
          <table:table-cell table:style-name="ce167"/>
          <table:table-cell table:style-name="ce166" table:number-columns-repeated="2"/>
          <table:table-cell table:style-name="ce133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68"/>
          <table:table-cell table:number-columns-repeated="1016"/>
        </table:table-row>
        <table:table-row table:style-name="ro58">
          <table:table-cell table:style-name="ce168"/>
          <table:table-cell table:style-name="ce166"/>
          <table:table-cell table:style-name="ce168" office:value-type="string" calcext:value-type="string">
            <text:p>Teaching Integrated Geography : issues and perspectives</text:p>
          </table:table-cell>
          <table:table-cell table:style-name="ce167"/>
          <table:table-cell table:style-name="ce166" table:number-columns-repeated="2"/>
          <table:table-cell table:style-name="ce13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68"/>
          <table:table-cell table:number-columns-repeated="1016"/>
        </table:table-row>
        <table:table-row table:style-name="ro58">
          <table:table-cell table:style-name="ce168"/>
          <table:table-cell table:style-name="ce166"/>
          <table:table-cell table:style-name="ce168" office:value-type="string" calcext:value-type="string">
            <text:p>Interactions between Networks and Territories and the impact of historical events</text:p>
          </table:table-cell>
          <table:table-cell table:style-name="ce167" office:value-type="string" calcext:value-type="string">
            <text:p>Solène</text:p>
          </table:table-cell>
          <table:table-cell table:style-name="ce166" table:number-columns-repeated="2"/>
          <table:table-cell table:style-name="ce133" office:value-type="string" calcext:value-type="string">
            <text:p>renforcer résultats ectqg pour papier correspondant</text:p>
          </table:table-cell>
          <table:table-cell table:style-name="ce168"/>
          <table:table-cell table:number-columns-repeated="1016"/>
        </table:table-row>
        <table:table-row table:style-name="ro58">
          <table:table-cell table:style-name="ce168"/>
          <table:table-cell table:style-name="ce166"/>
          <table:table-cell table:style-name="ce168" office:value-type="string" calcext:value-type="string">
            <text:p>Networks and the Diffusion of innovation in Systems of Cities</text:p>
          </table:table-cell>
          <table:table-cell table:style-name="ce167" office:value-type="string" calcext:value-type="string">
            <text:p>Denise ; JM Favaro</text:p>
          </table:table-cell>
          <table:table-cell table:style-name="ce166" table:number-columns-repeated="2"/>
          <table:table-cell table:style-name="ce13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68"/>
          <table:table-cell table:number-columns-repeated="1016"/>
        </table:table-row>
        <table:table-row table:style-name="ro58">
          <table:table-cell table:style-name="ce168"/>
          <table:table-cell table:style-name="ce166"/>
          <table:table-cell table:style-name="ce168" office:value-type="string" calcext:value-type="string">
            <text:p>An agent-based model of patents genesis calibrated on semantic data</text:p>
          </table:table-cell>
          <table:table-cell table:style-name="ce167" office:value-type="string" calcext:value-type="string">
            <text:p>Anto</text:p>
          </table:table-cell>
          <table:table-cell table:style-name="ce166" table:number-columns-repeated="2"/>
          <table:table-cell table:style-name="ce13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68"/>
          <table:table-cell table:number-columns-repeated="1016"/>
        </table:table-row>
        <table:table-row table:style-name="ro58">
          <table:table-cell table:style-name="ce168"/>
          <table:table-cell table:style-name="ce166"/>
          <table:table-cell table:style-name="ce168" office:value-type="string" calcext:value-type="string">
            <text:p>Agent-based modeling innovation and income inequalities</text:p>
          </table:table-cell>
          <table:table-cell table:style-name="ce167" office:value-type="string" calcext:value-type="string">
            <text:p>Anto</text:p>
          </table:table-cell>
          <table:table-cell table:style-name="ce166" table:number-columns-repeated="2"/>
          <table:table-cell table:style-name="ce134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68"/>
          <table:table-cell table:number-columns-repeated="1016"/>
        </table:table-row>
        <table:table-row table:style-name="ro59">
          <table:table-cell table:style-name="ce168" table:number-columns-repeated="2"/>
          <table:table-cell table:style-name="ce168" office:value-type="string" calcext:value-type="string">
            <text:p>Methodological Guidelines to measure Urban Form</text:p>
          </table:table-cell>
          <table:table-cell table:style-name="ce168" office:value-type="string" calcext:value-type="string">
            <text:p>Florent ; Fabien</text:p>
          </table:table-cell>
          <table:table-cell table:style-name="ce168" table:number-columns-repeated="2"/>
          <table:table-cell table:style-name="ce168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68"/>
          <table:table-cell table:number-columns-repeated="1016"/>
        </table:table-row>
        <table:table-row table:style-name="ro60">
          <table:table-cell table:style-name="ce168" table:number-columns-repeated="2"/>
          <table:table-cell table:style-name="ce168" office:value-type="string" calcext:value-type="string">
            <text:p>Resilience of Territorial Systems : a systematic review</text:p>
          </table:table-cell>
          <table:table-cell table:style-name="ce168" table:number-columns-repeated="5"/>
          <table:table-cell table:number-columns-repeated="1016"/>
        </table:table-row>
        <table:table-row table:style-name="ro58">
          <table:table-cell table:style-name="ce172" office:value-type="string" calcext:value-type="string">
            <text:p>Launched</text:p>
          </table:table-cell>
          <table:table-cell table:style-name="ce131"/>
          <table:table-cell table:style-name="ce172" office:value-type="string" calcext:value-type="string">
            <text:p>Quantifying the diffusion of innovation in System of Cities</text:p>
          </table:table-cell>
          <table:table-cell table:style-name="ce132" office:value-type="string" calcext:value-type="string">
            <text:p>Anto ; Denise</text:p>
          </table:table-cell>
          <table:table-cell table:style-name="ce131" table:number-columns-repeated="2"/>
          <table:table-cell table:style-name="ce138" office:value-type="string" calcext:value-type="string">
            <text:p>cf discussion papier patents ; sur modeling un lien possible avec l'extension du favaro pumain ?</text:p>
          </table:table-cell>
          <table:table-cell table:style-name="ce172" office:value-type="string" calcext:value-type="string">
            <text:p>InnovationDiffusion</text:p>
          </table:table-cell>
          <table:table-cell table:style-name="ce199" table:number-columns-repeated="1016"/>
        </table:table-row>
        <table:table-row table:style-name="ro58">
          <table:table-cell table:style-name="ce172" office:value-type="string" calcext:value-type="string">
            <text:p>Launched</text:p>
          </table:table-cell>
          <table:table-cell table:style-name="ce131"/>
          <table:table-cell table:style-name="ce172" office:value-type="string" calcext:value-type="string">
            <text:p>French Freeway Network and Territorial Equity</text:p>
          </table:table-cell>
          <table:table-cell table:style-name="ce132" office:value-type="string" calcext:value-type="string">
            <text:p>Florent</text:p>
          </table:table-cell>
          <table:table-cell table:style-name="ce131" table:number-columns-repeated="2"/>
          <table:table-cell table:style-name="ce13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72" office:value-type="string" calcext:value-type="string">
            <text:p>Data paper highways</text:p>
          </table:table-cell>
          <table:table-cell table:style-name="ce199"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4" table:default-cell-style-name="Default"/>
        <table:table-row table:style-name="ro47" table:number-rows-repeated="2">
          <table:table-cell table:number-columns-repeated="8"/>
        </table:table-row>
        <table:table-row table:style-name="ro47">
          <table:table-cell table:style-name="ce244" office:value-type="string" calcext:value-type="string">
            <text:p>Citation</text:p>
          </table:table-cell>
          <table:table-cell table:style-name="ce157" office:value-type="string" calcext:value-type="string">
            <text:p>Title</text:p>
          </table:table-cell>
          <table:table-cell table:style-name="ce157" office:value-type="string" calcext:value-type="string">
            <text:p>Authors</text:p>
          </table:table-cell>
          <table:table-cell table:style-name="ce157" office:value-type="string" calcext:value-type="string">
            <text:p>Journal</text:p>
          </table:table-cell>
          <table:table-cell table:style-name="ce244" office:value-type="string" calcext:value-type="string">
            <text:p>Year</text:p>
          </table:table-cell>
          <table:table-cell table:style-name="ce244" office:value-type="string" calcext:value-type="string">
            <text:p>DOI</text:p>
          </table:table-cell>
          <table:table-cell table:style-name="ce244" office:value-type="string" calcext:value-type="string">
            <text:p>hal</text:p>
          </table:table-cell>
          <table:table-cell table:style-name="ce244" office:value-type="string" calcext:value-type="string">
            <text:p>arxiv</text:p>
          </table:table-cell>
        </table:table-row>
        <table:table-row table:style-name="ro47">
          <table:table-cell table:number-columns-repeated="8"/>
        </table:table-row>
        <table:table-row table:style-name="ro25">
          <table:table-cell/>
          <table:table-cell table:style-name="ce293" office:value-type="string" calcext:value-type="string">
            <text:p>A Hybrid Network/Grid Model of Urban Morphogenesis and Optimization</text:p>
          </table:table-cell>
          <table:table-cell table:style-name="ce293" office:value-type="string" calcext:value-type="string">
            <text:p>Raimbault, J. and Banos, A. and Doursat, R.</text:p>
          </table:table-cell>
          <table:table-cell table:style-name="ce293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2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8" table:default-cell-style-name="Default"/>
        <table:table-column table:style-name="co63" table:default-cell-style-name="Default"/>
        <table:table-row table:style-name="ro47" table:number-rows-repeated="2">
          <table:table-cell table:number-columns-repeated="6"/>
        </table:table-row>
        <table:table-row table:style-name="ro47">
          <table:table-cell table:style-name="ce244" office:value-type="string" calcext:value-type="string">
            <text:p>Citation</text:p>
          </table:table-cell>
          <table:table-cell table:style-name="ce157" office:value-type="string" calcext:value-type="string">
            <text:p>Title</text:p>
          </table:table-cell>
          <table:table-cell table:style-name="ce157" office:value-type="string" calcext:value-type="string">
            <text:p>Authors</text:p>
          </table:table-cell>
          <table:table-cell table:style-name="ce157" office:value-type="string" calcext:value-type="string">
            <text:p>Conference</text:p>
          </table:table-cell>
          <table:table-cell table:style-name="ce244" office:value-type="string" calcext:value-type="string">
            <text:p>Year</text:p>
          </table:table-cell>
          <table:table-cell table:style-name="ce244" office:value-type="string" calcext:value-type="string">
            <text:p>hal</text:p>
          </table:table-cell>
        </table:table-row>
        <table:table-row table:style-name="ro47" table:number-rows-repeated="4">
          <table:table-cell table:number-columns-repeated="6"/>
        </table:table-row>
        <table:table-row table:style-name="ro61">
          <table:table-cell/>
          <table:table-cell table:style-name="ce293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94" office:value-type="string" calcext:value-type="string">
            <text:p>Raimbault, J. and Gonzalez, J.</text:p>
          </table:table-cell>
          <table:table-cell table:style-name="ce295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65" table:default-cell-style-name="ce127"/>
        <table:table-column table:style-name="co8" table:default-cell-style-name="ce127"/>
        <table:table-column table:style-name="co66" table:default-cell-style-name="ce127"/>
        <table:table-column table:style-name="co67" table:default-cell-style-name="ce127"/>
        <table:table-column table:style-name="co8" table:number-columns-repeated="4" table:default-cell-style-name="ce127"/>
        <table:table-column table:style-name="co68" table:default-cell-style-name="ce127"/>
        <table:table-column table:style-name="co8" table:default-cell-style-name="ce127"/>
        <table:table-column table:style-name="co69" table:default-cell-style-name="ce127"/>
        <table:table-column table:style-name="co70" table:default-cell-style-name="ce127"/>
        <table:table-column table:style-name="co8" table:number-columns-repeated="1012" table:default-cell-style-name="ce127"/>
        <table:table-row table:style-name="ro47">
          <table:table-cell table:number-columns-repeated="1024"/>
        </table:table-row>
        <table:table-row table:style-name="ro62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7">
          <table:table-cell table:number-columns-repeated="1024"/>
        </table:table-row>
        <table:table-row table:style-name="ro6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4" office:value-type="string" calcext:value-type="string">
            <text:p>RAIMBAULT J.</text:p>
          </table:table-cell>
          <table:table-cell table:style-name="ce293" office:value-type="string" calcext:value-type="string">
            <text:p>Models Coupling Urban Growth and Transportation Network Growth: An Algorithmic Systematic Review Approach</text:p>
          </table:table-cell>
          <table:table-cell table:style-name="ce294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4" office:value-type="string" calcext:value-type="string">
            <text:p>-</text:p>
          </table:table-cell>
          <table:table-cell table:style-name="ce294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294" office:value-type="string" calcext:value-type="string">
            <text:p>ECTQG 2015</text:p>
          </table:table-cell>
          <table:table-cell table:style-name="ce294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6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4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293" office:value-type="string" calcext:value-type="string">
            <text:p>Springer International Publishing</text:p>
          </table:table-cell>
          <table:table-cell table:style-name="ce294" office:value-type="string" calcext:value-type="string">
            <text:p>-</text:p>
          </table:table-cell>
          <table:table-cell table:style-name="ce293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293" office:value-type="string" calcext:value-type="string">
            <text:p>Complex Systems Design &amp; Management</text:p>
          </table:table-cell>
          <table:table-cell table:style-name="ce294" office:value-type="string" calcext:value-type="string">
            <text:p>CSD&amp;M 2014</text:p>
          </table:table-cell>
          <table:table-cell table:style-name="ce294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293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293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3" office:value-type="string" calcext:value-type="string">
            <text:p>RAIMBAULT J., BANOS A., DOURSAT R.</text:p>
          </table:table-cell>
          <table:table-cell table:style-name="ce293" office:value-type="string" calcext:value-type="string">
            <text:p>A Hybrid Network/Grid Model of Urban Morphogenesis and Optimization</text:p>
          </table:table-cell>
          <table:table-cell table:style-name="ce294" office:value-type="string" calcext:value-type="string">
            <text:p>Université du Havre, M. A. Aziz-Alaoui, C. Bertelle, X. Z. Liu, D. Olivier Eds.</text:p>
          </table:table-cell>
          <table:table-cell table:style-name="ce294" office:value-type="string" calcext:value-type="string">
            <text:p>-</text:p>
          </table:table-cell>
          <table:table-cell table:style-name="ce293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293" office:value-type="string" calcext:value-type="string">
            <text:p>4th International Conference on Complex Systems and Applications (ICCSA 2014)</text:p>
          </table:table-cell>
          <table:table-cell table:style-name="ce294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5" table:number-rows-repeated="1048569">
          <table:table-cell table:number-columns-repeated="1024"/>
        </table:table-row>
        <table:table-row table:style-name="ro65">
          <table:table-cell table:number-columns-repeated="1024"/>
        </table:table-row>
      </table:table>
      <table:table table:name="CommunicationsLab" table:style-name="ta1" table:print="false">
        <table:table-column table:style-name="co71" table:default-cell-style-name="Default"/>
        <table:table-column table:style-name="co72" table:default-cell-style-name="ce127"/>
        <table:table-column table:style-name="co73" table:default-cell-style-name="ce127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ce127"/>
        <table:table-column table:style-name="co8" table:number-columns-repeated="2" table:default-cell-style-name="Default"/>
        <table:table-row table:style-name="ro47" table:number-rows-repeated="2">
          <table:table-cell table:number-columns-repeated="16"/>
        </table:table-row>
        <table:table-row table:style-name="ro62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7" table:number-rows-repeated="2">
          <table:table-cell table:number-columns-repeated="16"/>
        </table:table-row>
        <table:table-row table:style-name="ro56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294" office:value-type="string" calcext:value-type="string">
            <text:p>LE NECHET F., RAIMBAULT J.</text:p>
          </table:table-cell>
          <table:table-cell table:style-name="ce293" office:value-type="string" calcext:value-type="string">
            <text:p>Modeling the emergence of metropolitan transport autorithy in a polycentric urban region</text:p>
          </table:table-cell>
          <table:table-cell table:style-name="ce294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4" office:value-type="string" calcext:value-type="string">
            <text:p>-</text:p>
          </table:table-cell>
          <table:table-cell table:style-name="ce294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4" office:value-type="string" calcext:value-type="string">
            <text:p>ECTQG 2015</text:p>
          </table:table-cell>
          <table:table-cell table:style-name="ce294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4" office:value-type="string" calcext:value-type="string">
            <text:p>RAIMBAULT J.</text:p>
          </table:table-cell>
          <table:table-cell table:style-name="ce293" office:value-type="string" calcext:value-type="string">
            <text:p>Hybrid Modeling of a Bike-Sharing Transportation System</text:p>
          </table:table-cell>
          <table:table-cell table:number-columns-repeated="3" table:style-name="ce294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4" office:value-type="string" calcext:value-type="string">
            <text:p>International Conference on Computational Social Science 2015</text:p>
          </table:table-cell>
          <table:table-cell table:style-name="ce294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4" office:value-type="string" calcext:value-type="string">
            <text:p>RAIMBAULT J., GONZALEZ J.</text:p>
          </table:table-cell>
          <table:table-cell table:style-name="ce293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294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5" office:value-type="string" calcext:value-type="string">
            <text:p>Rencontres du Labex Dynamite 2015</text:p>
          </table:table-cell>
          <table:table-cell table:style-name="ce294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7" table:number-rows-repeated="10">
          <table:table-cell table:number-columns-repeated="16"/>
        </table:table-row>
        <table:table-row table:style-name="ro47">
          <table:table-cell table:style-name="ce40" table:content-validation-name="val1"/>
          <table:table-cell table:number-columns-repeated="15"/>
        </table:table-row>
        <table:table-row table:style-name="ro47" table:number-rows-repeated="1048553">
          <table:table-cell table:number-columns-repeated="16"/>
        </table:table-row>
        <table:table-row table:style-name="ro4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00:37:23.32314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0-19T00:49:15.403920000</dc:date>
    <meta:editing-duration>P2DT1H57M29S</meta:editing-duration>
    <meta:editing-cycles>352</meta:editing-cycles>
    <meta:generator>LibreOffice/5.4.6.2$MacOSX_X86_64 LibreOffice_project/4014ce260a04f1026ba855d3b8d91541c224eab8</meta:generator>
    <meta:document-statistic meta:table-count="14" meta:cell-count="1218" meta:object-count="0"/>
    <meta:user-defined meta:name=""/>
    <meta:user-defined meta:name="qrichtext">1</meta:user-defined>
  </office:meta>
</office:document-meta>
</file>